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TS_Chart" table:style-name="ta1">
        <table:shapes>
          <draw:frame draw:z-index="0" draw:style-name="gr1" draw:text-style-name="P1" svg:width="6.2949in" svg:height="3.5449in" svg:x="2.9366in" svg:y="2.6669in">
            <draw:object draw:notify-on-update-of-ranges="PredictionTS_Chart.A2:PredictionTS_Chart.A1002 PredictionTS_Chart.B2:PredictionTS_Chart.B1002 PredictionTS_Chart.A2:PredictionTS_Chart.A1002 PredictionTS_Chart.E2:PredictionTS_Chart.E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97051" calcext:value-type="float">
            <text:p>1.8970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983306" calcext:value-type="float">
            <text:p>1.98330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.061812" calcext:value-type="float">
            <text:p>2.06181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222" calcext:value-type="float">
            <text:p>0.222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131295" calcext:value-type="float">
            <text:p>2.13129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.191293" calcext:value-type="float">
            <text:p>2.19129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496" calcext:value-type="float">
            <text:p>0.496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23595" calcext:value-type="float">
            <text:p>2.2359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637" calcext:value-type="float">
            <text:p>0.637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272652" calcext:value-type="float">
            <text:p>2.27265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779" calcext:value-type="float">
            <text:p>0.779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299356" calcext:value-type="float">
            <text:p>2.29935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322506" calcext:value-type="float">
            <text:p>2.32250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337432" calcext:value-type="float">
            <text:p>2.33743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348494" calcext:value-type="float">
            <text:p>2.3484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.358599" calcext:value-type="float">
            <text:p>2.3585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364427" calcext:value-type="float">
            <text:p>2.36442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.366718" calcext:value-type="float">
            <text:p>2.3667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.368957" calcext:value-type="float">
            <text:p>2.36895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.369554" calcext:value-type="float">
            <text:p>2.36955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.367105" calcext:value-type="float">
            <text:p>2.367105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.364593" calcext:value-type="float">
            <text:p>2.36459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.93" calcext:value-type="float">
            <text:p>1.93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36094" calcext:value-type="float">
            <text:p>2.3609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2.01" calcext:value-type="float">
            <text:p>2.01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352159" calcext:value-type="float">
            <text:p>2.352159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2.09" calcext:value-type="float">
            <text:p>2.0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342635" calcext:value-type="float">
            <text:p>2.34263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331919" calcext:value-type="float">
            <text:p>2.33191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303723" calcext:value-type="float">
            <text:p>2.303723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.269858" calcext:value-type="float">
            <text:p>2.269858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.229557" calcext:value-type="float">
            <text:p>2.22955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262287" calcext:value-type="float">
            <text:p>2.26228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.29986" calcext:value-type="float">
            <text:p>2.2998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330773" calcext:value-type="float">
            <text:p>2.33077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358364" calcext:value-type="float">
            <text:p>2.35836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381089" calcext:value-type="float">
            <text:p>2.381089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67" calcext:value-type="float">
            <text:p>2.6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399023" calcext:value-type="float">
            <text:p>2.39902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388155" calcext:value-type="float">
            <text:p>2.388155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34077" calcext:value-type="float">
            <text:p>2.34077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265048" calcext:value-type="float">
            <text:p>2.265048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171647" calcext:value-type="float">
            <text:p>2.171647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2.82" calcext:value-type="float">
            <text:p>2.8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089047" calcext:value-type="float">
            <text:p>2.08904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.86" calcext:value-type="float">
            <text:p>2.86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99138" calcext:value-type="float">
            <text:p>1.99138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.89" calcext:value-type="float">
            <text:p>2.89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895851" calcext:value-type="float">
            <text:p>1.89585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847076" calcext:value-type="float">
            <text:p>1.847076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2.93" calcext:value-type="float">
            <text:p>2.93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797092" calcext:value-type="float">
            <text:p>1.79709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759643" calcext:value-type="float">
            <text:p>1.75964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95" calcext:value-type="float">
            <text:p>2.95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913316" calcext:value-type="float">
            <text:p>1.91331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.050446" calcext:value-type="float">
            <text:p>2.050446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.163298" calcext:value-type="float">
            <text:p>2.16329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.91" calcext:value-type="float">
            <text:p>2.91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.216811" calcext:value-type="float">
            <text:p>2.216811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2.89" calcext:value-type="float">
            <text:p>2.89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.258712" calcext:value-type="float">
            <text:p>2.25871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87" calcext:value-type="float">
            <text:p>2.87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294055" calcext:value-type="float">
            <text:p>2.29405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293019" calcext:value-type="float">
            <text:p>2.293019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2.83" calcext:value-type="float">
            <text:p>2.83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279915" calcext:value-type="float">
            <text:p>2.27991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.82" calcext:value-type="float">
            <text:p>2.82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265885" calcext:value-type="float">
            <text:p>2.265885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270406" calcext:value-type="float">
            <text:p>2.27040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.287547" calcext:value-type="float">
            <text:p>2.287547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.303261" calcext:value-type="float">
            <text:p>2.303261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.31268" calcext:value-type="float">
            <text:p>2.31268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314899" calcext:value-type="float">
            <text:p>2.314899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317089" calcext:value-type="float">
            <text:p>2.31708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303993" calcext:value-type="float">
            <text:p>2.303993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.233799" calcext:value-type="float">
            <text:p>2.233799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.138011" calcext:value-type="float">
            <text:p>2.13801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032449" calcext:value-type="float">
            <text:p>2.03244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073565" calcext:value-type="float">
            <text:p>2.07356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.111933" calcext:value-type="float">
            <text:p>2.111933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.147471" calcext:value-type="float">
            <text:p>2.14747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.229875" calcext:value-type="float">
            <text:p>2.229875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295104" calcext:value-type="float">
            <text:p>2.29510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342894" calcext:value-type="float">
            <text:p>2.34289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324992" calcext:value-type="float">
            <text:p>2.324992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282037" calcext:value-type="float">
            <text:p>2.282037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2.68" calcext:value-type="float">
            <text:p>2.68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227014" calcext:value-type="float">
            <text:p>2.227014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136245" calcext:value-type="float">
            <text:p>2.136245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003871" calcext:value-type="float">
            <text:p>2.00387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844838" calcext:value-type="float">
            <text:p>1.844838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646602" calcext:value-type="float">
            <text:p>1.64660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432293" calcext:value-type="float">
            <text:p>1.432293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263126" calcext:value-type="float">
            <text:p>1.263126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73133" calcext:value-type="float">
            <text:p>1.17313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168923" calcext:value-type="float">
            <text:p>1.168923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2.57" calcext:value-type="float">
            <text:p>2.57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164768" calcext:value-type="float">
            <text:p>1.164768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161268" calcext:value-type="float">
            <text:p>1.16126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.51" calcext:value-type="float">
            <text:p>2.51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161551" calcext:value-type="float">
            <text:p>1.16155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46" calcext:value-type="float">
            <text:p>2.4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61834" calcext:value-type="float">
            <text:p>1.16183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162117" calcext:value-type="float">
            <text:p>1.162117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149558" calcext:value-type="float">
            <text:p>1.149558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137083" calcext:value-type="float">
            <text:p>1.13708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124919" calcext:value-type="float">
            <text:p>1.12491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2.18" calcext:value-type="float">
            <text:p>2.18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106185" calcext:value-type="float">
            <text:p>1.10618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085955" calcext:value-type="float">
            <text:p>1.08595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065124" calcext:value-type="float">
            <text:p>1.06512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041557" calcext:value-type="float">
            <text:p>1.04155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01435" calcext:value-type="float">
            <text:p>1.0143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25125" calcext:value-type="float">
            <text:p>0.982512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89" calcext:value-type="float">
            <text:p>1.89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497575" calcext:value-type="float">
            <text:p>0.949757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171674" calcext:value-type="float">
            <text:p>0.917167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8788819" calcext:value-type="float">
            <text:p>0.878881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8488013" calcext:value-type="float">
            <text:p>0.848801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457851" calcext:value-type="float">
            <text:p>0.845785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42739" calcext:value-type="float">
            <text:p>0.84273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8453033" calcext:value-type="float">
            <text:p>0.845303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728738" calcext:value-type="float">
            <text:p>0.872873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8978276" calcext:value-type="float">
            <text:p>0.897827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0908" calcext:value-type="float">
            <text:p>0.9209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9719793" calcext:value-type="float">
            <text:p>0.9719793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012235" calcext:value-type="float">
            <text:p>1.012235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045321" calcext:value-type="float">
            <text:p>1.045321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65884" calcext:value-type="float">
            <text:p>1.065884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083815" calcext:value-type="float">
            <text:p>1.08381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101195" calcext:value-type="float">
            <text:p>1.101195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109328" calcext:value-type="float">
            <text:p>1.109328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13437" calcext:value-type="float">
            <text:p>1.113437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1756" calcext:value-type="float">
            <text:p>1.11756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01225" calcext:value-type="float">
            <text:p>1.10122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6589" calcext:value-type="float">
            <text:p>1.06589</text:p>
          </table:table-cell>
          <table:table-cell/>
          <table:table-cell table:number-columns-repeated="2"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025628" calcext:value-type="float">
            <text:p>1.025628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785482" calcext:value-type="float">
            <text:p>0.9785482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9246297" calcext:value-type="float">
            <text:p>0.9246297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8535751" calcext:value-type="float">
            <text:p>0.8535751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792866" calcext:value-type="float">
            <text:p>0.792866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8397032" calcext:value-type="float">
            <text:p>0.8397032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8802927" calcext:value-type="float">
            <text:p>0.8802927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9144689" calcext:value-type="float">
            <text:p>0.9144689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300683" calcext:value-type="float">
            <text:p>0.930068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9445724" calcext:value-type="float">
            <text:p>0.9445724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983" calcext:value-type="float">
            <text:p>0.983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9580705" calcext:value-type="float">
            <text:p>0.958070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961" calcext:value-type="float">
            <text:p>0.96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9670998" calcext:value-type="float">
            <text:p>0.9670998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943" calcext:value-type="float">
            <text:p>0.943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97529" calcext:value-type="float">
            <text:p>0.97529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831281" calcext:value-type="float">
            <text:p>0.983128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908" calcext:value-type="float">
            <text:p>0.908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00538" calcext:value-type="float">
            <text:p>1.00538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029875" calcext:value-type="float">
            <text:p>1.029875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051692" calcext:value-type="float">
            <text:p>1.051692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868" calcext:value-type="float">
            <text:p>0.868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060242" calcext:value-type="float">
            <text:p>1.060242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059811" calcext:value-type="float">
            <text:p>1.05981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059379" calcext:value-type="float">
            <text:p>1.059379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50467" calcext:value-type="float">
            <text:p>1.050467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027829" calcext:value-type="float">
            <text:p>1.027829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002251" calcext:value-type="float">
            <text:p>1.002251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9857993" calcext:value-type="float">
            <text:p>0.9857993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827" calcext:value-type="float">
            <text:p>0.827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006071" calcext:value-type="float">
            <text:p>1.00607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827" calcext:value-type="float">
            <text:p>0.827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024314" calcext:value-type="float">
            <text:p>1.024314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826" calcext:value-type="float">
            <text:p>0.826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040142" calcext:value-type="float">
            <text:p>1.040142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046712" calcext:value-type="float">
            <text:p>1.046712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053096" calcext:value-type="float">
            <text:p>1.05309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059319" calcext:value-type="float">
            <text:p>1.059319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043879" calcext:value-type="float">
            <text:p>1.043879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025376" calcext:value-type="float">
            <text:p>1.025376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004912" calcext:value-type="float">
            <text:p>1.004912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9921522" calcext:value-type="float">
            <text:p>0.9921522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9816581" calcext:value-type="float">
            <text:p>0.9816581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9705157" calcext:value-type="float">
            <text:p>0.9705157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9586595" calcext:value-type="float">
            <text:p>0.958659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9346353" calcext:value-type="float">
            <text:p>0.9346353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8962505" calcext:value-type="float">
            <text:p>0.89625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8503832" calcext:value-type="float">
            <text:p>0.8503832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793" calcext:value-type="float">
            <text:p>0.793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7958552" calcext:value-type="float">
            <text:p>0.795855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7317227" calcext:value-type="float">
            <text:p>0.7317227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6720998" calcext:value-type="float">
            <text:p>0.6720998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6185158" calcext:value-type="float">
            <text:p>0.6185158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5606104" calcext:value-type="float">
            <text:p>0.5606104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4987225" calcext:value-type="float">
            <text:p>0.4987225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763" calcext:value-type="float">
            <text:p>0.763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4333399" calcext:value-type="float">
            <text:p>0.4333399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757" calcext:value-type="float">
            <text:p>0.757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4359181" calcext:value-type="float">
            <text:p>0.4359181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748" calcext:value-type="float">
            <text:p>0.748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933163" calcext:value-type="float">
            <text:p>0.493316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735" calcext:value-type="float">
            <text:p>0.735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5480475" calcext:value-type="float">
            <text:p>0.5480475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5997731" calcext:value-type="float">
            <text:p>0.5997731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709" calcext:value-type="float">
            <text:p>0.709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6482383" calcext:value-type="float">
            <text:p>0.6482383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66178" calcext:value-type="float">
            <text:p>0.66178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682" calcext:value-type="float">
            <text:p>0.682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4891" calcext:value-type="float">
            <text:p>0.64891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665" calcext:value-type="float">
            <text:p>0.665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6357802" calcext:value-type="float">
            <text:p>0.6357802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649" calcext:value-type="float">
            <text:p>0.649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6223934" calcext:value-type="float">
            <text:p>0.6223934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632" calcext:value-type="float">
            <text:p>0.632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6087534" calcext:value-type="float">
            <text:p>0.6087534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6239049" calcext:value-type="float">
            <text:p>0.6239049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0.603" calcext:value-type="float">
            <text:p>0.603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608616" calcext:value-type="float">
            <text:p>0.660861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594" calcext:value-type="float">
            <text:p>0.594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6957244" calcext:value-type="float">
            <text:p>0.6957244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584" calcext:value-type="float">
            <text:p>0.584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7284632" calcext:value-type="float">
            <text:p>0.7284632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575" calcext:value-type="float">
            <text:p>0.575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7590813" calcext:value-type="float">
            <text:p>0.7590813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565" calcext:value-type="float">
            <text:p>0.565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7976115" calcext:value-type="float">
            <text:p>0.7976115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8395374" calcext:value-type="float">
            <text:p>0.8395374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549" calcext:value-type="float">
            <text:p>0.549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8763854" calcext:value-type="float">
            <text:p>0.8763854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9086453" calcext:value-type="float">
            <text:p>0.9086453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532" calcext:value-type="float">
            <text:p>0.532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9368513" calcext:value-type="float">
            <text:p>0.9368513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9609559" calcext:value-type="float">
            <text:p>0.9609559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819059" calcext:value-type="float">
            <text:p>0.981905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516" calcext:value-type="float">
            <text:p>0.516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000687" calcext:value-type="float">
            <text:p>1.000687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017676" calcext:value-type="float">
            <text:p>1.017676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511" calcext:value-type="float">
            <text:p>0.511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033211" calcext:value-type="float">
            <text:p>1.033211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508" calcext:value-type="float">
            <text:p>0.508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053713" calcext:value-type="float">
            <text:p>1.053713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509" calcext:value-type="float">
            <text:p>0.509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077394" calcext:value-type="float">
            <text:p>1.077394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100066" calcext:value-type="float">
            <text:p>1.100066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517" calcext:value-type="float">
            <text:p>0.517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122657" calcext:value-type="float">
            <text:p>1.122657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521" calcext:value-type="float">
            <text:p>0.521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145907" calcext:value-type="float">
            <text:p>1.145907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165468" calcext:value-type="float">
            <text:p>1.165468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181933" calcext:value-type="float">
            <text:p>1.18193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199206" calcext:value-type="float">
            <text:p>1.199206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.217378" calcext:value-type="float">
            <text:p>1.217378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236526" calcext:value-type="float">
            <text:p>1.236526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258999" calcext:value-type="float">
            <text:p>1.258999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284796" calcext:value-type="float">
            <text:p>1.284796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312232" calcext:value-type="float">
            <text:p>1.312232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341334" calcext:value-type="float">
            <text:p>1.341334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635" calcext:value-type="float">
            <text:p>0.635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3721" calcext:value-type="float">
            <text:p>1.3721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652" calcext:value-type="float">
            <text:p>0.652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387831" calcext:value-type="float">
            <text:p>1.387831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672" calcext:value-type="float">
            <text:p>0.6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0475" calcext:value-type="float">
            <text:p>1.390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393128" calcext:value-type="float">
            <text:p>1.393128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95791" calcext:value-type="float">
            <text:p>1.395791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734" calcext:value-type="float">
            <text:p>0.734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398466" calcext:value-type="float">
            <text:p>1.398466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755" calcext:value-type="float">
            <text:p>0.755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422374" calcext:value-type="float">
            <text:p>1.422374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777" calcext:value-type="float">
            <text:p>0.777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465175" calcext:value-type="float">
            <text:p>1.465175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510051" calcext:value-type="float">
            <text:p>1.510051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55672" calcext:value-type="float">
            <text:p>1.55672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604834" calcext:value-type="float">
            <text:p>1.604834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65051" calcext:value-type="float">
            <text:p>1.65051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693904" calcext:value-type="float">
            <text:p>1.69390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911" calcext:value-type="float">
            <text:p>0.911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737483" calcext:value-type="float">
            <text:p>1.737483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.931" calcext:value-type="float">
            <text:p>0.931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780934" calcext:value-type="float">
            <text:p>1.780934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82395" calcext:value-type="float">
            <text:p>1.82395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80784" calcext:value-type="float">
            <text:p>1.80784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0.991" calcext:value-type="float">
            <text:p>0.991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743432" calcext:value-type="float">
            <text:p>1.743432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67865" calcext:value-type="float">
            <text:p>1.67865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614512" calcext:value-type="float">
            <text:p>1.614512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52" calcext:value-type="float">
            <text:p>1.552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512271" calcext:value-type="float">
            <text:p>1.512271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489908" calcext:value-type="float">
            <text:p>1.48990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468012" calcext:value-type="float">
            <text:p>1.468012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.446615" calcext:value-type="float">
            <text:p>1.446615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425746" calcext:value-type="float">
            <text:p>1.425746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402028" calcext:value-type="float">
            <text:p>1.402028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376457" calcext:value-type="float">
            <text:p>1.376457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351897" calcext:value-type="float">
            <text:p>1.351897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328366" calcext:value-type="float">
            <text:p>1.328366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.305871" calcext:value-type="float">
            <text:p>1.305871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.263943" calcext:value-type="float">
            <text:p>1.263943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21161" calcext:value-type="float">
            <text:p>1.2116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165849" calcext:value-type="float">
            <text:p>1.165849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.124828" calcext:value-type="float">
            <text:p>1.124828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085814" calcext:value-type="float">
            <text:p>1.085814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060363" calcext:value-type="float">
            <text:p>1.060363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45978" calcext:value-type="float">
            <text:p>1.045978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.030725" calcext:value-type="float">
            <text:p>1.030725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.01432" calcext:value-type="float">
            <text:p>1.01432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9964411" calcext:value-type="float">
            <text:p>0.9964411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9782674" calcext:value-type="float">
            <text:p>0.9782674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594267" calcext:value-type="float">
            <text:p>0.959426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9384546" calcext:value-type="float">
            <text:p>0.9384546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9150374" calcext:value-type="float">
            <text:p>0.9150374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8888522" calcext:value-type="float">
            <text:p>0.8888522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886093" calcext:value-type="float">
            <text:p>0.886093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9030721" calcext:value-type="float">
            <text:p>0.9030721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9189016" calcext:value-type="float">
            <text:p>0.9189016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9336616" calcext:value-type="float">
            <text:p>0.9336616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9474324" calcext:value-type="float">
            <text:p>0.9474324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9698052" calcext:value-type="float">
            <text:p>0.9698052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963872" calcext:value-type="float">
            <text:p>0.996387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997" calcext:value-type="float">
            <text:p>0.997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019553" calcext:value-type="float">
            <text:p>1.019553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0.973" calcext:value-type="float">
            <text:p>0.973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040144" calcext:value-type="float">
            <text:p>1.040144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0.949" calcext:value-type="float">
            <text:p>0.949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058879" calcext:value-type="float">
            <text:p>1.058879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0.924" calcext:value-type="float">
            <text:p>0.924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.088454" calcext:value-type="float">
            <text:p>1.088454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904" calcext:value-type="float">
            <text:p>0.904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127165" calcext:value-type="float">
            <text:p>1.127165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168357" calcext:value-type="float">
            <text:p>1.168357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.214582" calcext:value-type="float">
            <text:p>1.214582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0.854" calcext:value-type="float">
            <text:p>0.854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267572" calcext:value-type="float">
            <text:p>1.267572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281345" calcext:value-type="float">
            <text:p>1.281345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827" calcext:value-type="float">
            <text:p>0.827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259841" calcext:value-type="float">
            <text:p>1.25984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239442" calcext:value-type="float">
            <text:p>1.239442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220096" calcext:value-type="float">
            <text:p>1.220096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.201747" calcext:value-type="float">
            <text:p>1.201747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.234938" calcext:value-type="float">
            <text:p>1.234938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3226" calcext:value-type="float">
            <text:p>1.3226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.428727" calcext:value-type="float">
            <text:p>1.428727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551455" calcext:value-type="float">
            <text:p>1.551455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685108" calcext:value-type="float">
            <text:p>1.685108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859" calcext:value-type="float">
            <text:p>0.859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752591" calcext:value-type="float">
            <text:p>1.752591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868" calcext:value-type="float">
            <text:p>0.868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764222" calcext:value-type="float">
            <text:p>1.76422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74" calcext:value-type="float">
            <text:p>0.874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.775832" calcext:value-type="float">
            <text:p>1.775832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787412" calcext:value-type="float">
            <text:p>1.787412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798959" calcext:value-type="float">
            <text:p>1.798959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0.893" calcext:value-type="float">
            <text:p>0.893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811475" calcext:value-type="float">
            <text:p>1.811475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824747" calcext:value-type="float">
            <text:p>1.824747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935" calcext:value-type="float">
            <text:p>0.935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.837947" calcext:value-type="float">
            <text:p>1.837947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851068" calcext:value-type="float">
            <text:p>1.851068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0.986" calcext:value-type="float">
            <text:p>0.986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864101" calcext:value-type="float">
            <text:p>1.864101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.871444" calcext:value-type="float">
            <text:p>1.871444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874243" calcext:value-type="float">
            <text:p>1.87424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.877038" calcext:value-type="float">
            <text:p>1.877038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.879828" calcext:value-type="float">
            <text:p>1.879828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882613" calcext:value-type="float">
            <text:p>1.882613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996658" calcext:value-type="float">
            <text:p>1.996658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.164421" calcext:value-type="float">
            <text:p>2.164421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280782" calcext:value-type="float">
            <text:p>2.280782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354508" calcext:value-type="float">
            <text:p>2.354508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399394" calcext:value-type="float">
            <text:p>2.399394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.404627" calcext:value-type="float">
            <text:p>2.404627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38543" calcext:value-type="float">
            <text:p>2.385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360562" calcext:value-type="float">
            <text:p>2.360562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328245" calcext:value-type="float">
            <text:p>2.328245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28648" calcext:value-type="float">
            <text:p>2.28648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236855" calcext:value-type="float">
            <text:p>2.23685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179136" calcext:value-type="float">
            <text:p>2.179136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110125" calcext:value-type="float">
            <text:p>2.110125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2.029752" calcext:value-type="float">
            <text:p>2.029752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939022" calcext:value-type="float">
            <text:p>1.939022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.860071" calcext:value-type="float">
            <text:p>1.860071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94004" calcext:value-type="float">
            <text:p>1.794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726672" calcext:value-type="float">
            <text:p>1.726672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659222" calcext:value-type="float">
            <text:p>1.659222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592803" calcext:value-type="float">
            <text:p>1.592803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634551" calcext:value-type="float">
            <text:p>1.634551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765799" calcext:value-type="float">
            <text:p>1.765799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894137" calcext:value-type="float">
            <text:p>1.894137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2.011945" calcext:value-type="float">
            <text:p>2.011945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.113987" calcext:value-type="float">
            <text:p>2.113987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2.21716" calcext:value-type="float">
            <text:p>2.21716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303692" calcext:value-type="float">
            <text:p>2.30369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.361151" calcext:value-type="float">
            <text:p>2.361151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398405" calcext:value-type="float">
            <text:p>2.39840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422851" calcext:value-type="float">
            <text:p>2.422851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437974" calcext:value-type="float">
            <text:p>2.437974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449195" calcext:value-type="float">
            <text:p>2.44919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459894" calcext:value-type="float">
            <text:p>2.459894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471096" calcext:value-type="float">
            <text:p>2.471096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483753" calcext:value-type="float">
            <text:p>2.483753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.481132" calcext:value-type="float">
            <text:p>2.481132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466909" calcext:value-type="float">
            <text:p>2.46690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454" calcext:value-type="float">
            <text:p>2.454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1.69" calcext:value-type="float">
            <text:p>1.69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440763" calcext:value-type="float">
            <text:p>2.440763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425249" calcext:value-type="float">
            <text:p>2.425249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421529" calcext:value-type="float">
            <text:p>2.421529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429036" calcext:value-type="float">
            <text:p>2.42903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435742" calcext:value-type="float">
            <text:p>2.435742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1.89" calcext:value-type="float">
            <text:p>1.89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.441852" calcext:value-type="float">
            <text:p>2.441852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447548" calcext:value-type="float">
            <text:p>2.447548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1.99" calcext:value-type="float">
            <text:p>1.99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479116" calcext:value-type="float">
            <text:p>2.479116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584871" calcext:value-type="float">
            <text:p>2.58487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868979" calcext:value-type="float">
            <text:p>2.868979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401871" calcext:value-type="float">
            <text:p>3.401871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924928" calcext:value-type="float">
            <text:p>3.924928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.099059" calcext:value-type="float">
            <text:p>4.099059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135613" calcext:value-type="float">
            <text:p>4.135613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4.166979" calcext:value-type="float">
            <text:p>4.166979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.193723" calcext:value-type="float">
            <text:p>4.193723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.216399" calcext:value-type="float">
            <text:p>4.216399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.296247" calcext:value-type="float">
            <text:p>4.296247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326703" calcext:value-type="float">
            <text:p>4.32670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31" calcext:value-type="float">
            <text:p>2.31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.3306" calcext:value-type="float">
            <text:p>4.3306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.331091" calcext:value-type="float">
            <text:p>4.331091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2.47" calcext:value-type="float">
            <text:p>2.47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.331153" calcext:value-type="float">
            <text:p>4.331153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2.56" calcext:value-type="float">
            <text:p>2.56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.331157" calcext:value-type="float">
            <text:p>4.331157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331151" calcext:value-type="float">
            <text:p>4.331151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331139" calcext:value-type="float">
            <text:p>4.331139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.331114" calcext:value-type="float">
            <text:p>4.331114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331063" calcext:value-type="float">
            <text:p>4.331063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330803" calcext:value-type="float">
            <text:p>4.330803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32914" calcext:value-type="float">
            <text:p>4.3291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26" calcext:value-type="float">
            <text:p>3.26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319811" calcext:value-type="float">
            <text:p>4.319811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3.42" calcext:value-type="float">
            <text:p>3.42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.268856" calcext:value-type="float">
            <text:p>4.268856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3.57" calcext:value-type="float">
            <text:p>3.57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4.026298" calcext:value-type="float">
            <text:p>4.026298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751021" calcext:value-type="float">
            <text:p>3.751021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.85" calcext:value-type="float">
            <text:p>3.85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705555" calcext:value-type="float">
            <text:p>3.705555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658363" calcext:value-type="float">
            <text:p>3.658363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60964" calcext:value-type="float">
            <text:p>3.60964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4.15" calcext:value-type="float">
            <text:p>4.15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559623" calcext:value-type="float">
            <text:p>3.559623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618823" calcext:value-type="float">
            <text:p>3.618823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757142" calcext:value-type="float">
            <text:p>3.75714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878923" calcext:value-type="float">
            <text:p>3.878923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4.26" calcext:value-type="float">
            <text:p>4.26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981728" calcext:value-type="float">
            <text:p>3.981728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24" calcext:value-type="float">
            <text:p>4.24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4.06548" calcext:value-type="float">
            <text:p>4.06548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078489" calcext:value-type="float">
            <text:p>4.078489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21" calcext:value-type="float">
            <text:p>4.21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.041654" calcext:value-type="float">
            <text:p>4.041654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4.17" calcext:value-type="float">
            <text:p>4.17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.000534" calcext:value-type="float">
            <text:p>4.000534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.14" calcext:value-type="float">
            <text:p>4.14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954945" calcext:value-type="float">
            <text:p>3.954945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904792" calcext:value-type="float">
            <text:p>3.904792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08" calcext:value-type="float">
            <text:p>4.08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703089" calcext:value-type="float">
            <text:p>3.703089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06" calcext:value-type="float">
            <text:p>4.06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319167" calcext:value-type="float">
            <text:p>3.31916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.956258" calcext:value-type="float">
            <text:p>2.956258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.704172" calcext:value-type="float">
            <text:p>2.704172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4.03" calcext:value-type="float">
            <text:p>4.03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2.563616" calcext:value-type="float">
            <text:p>2.563616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508981" calcext:value-type="float">
            <text:p>2.508981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484774" calcext:value-type="float">
            <text:p>2.484774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466207" calcext:value-type="float">
            <text:p>2.466207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98" calcext:value-type="float">
            <text:p>3.98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.450351" calcext:value-type="float">
            <text:p>2.450351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434344" calcext:value-type="float">
            <text:p>2.434344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43906" calcext:value-type="float">
            <text:p>2.43906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3.91" calcext:value-type="float">
            <text:p>3.91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459557" calcext:value-type="float">
            <text:p>2.45955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3.85" calcext:value-type="float">
            <text:p>3.85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482556" calcext:value-type="float">
            <text:p>2.482556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514582" calcext:value-type="float">
            <text:p>2.514582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563168" calcext:value-type="float">
            <text:p>2.563168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592334" calcext:value-type="float">
            <text:p>2.592334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.591832" calcext:value-type="float">
            <text:p>2.591832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591331" calcext:value-type="float">
            <text:p>2.591331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.590832" calcext:value-type="float">
            <text:p>2.590832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590334" calcext:value-type="float">
            <text:p>2.590334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29" calcext:value-type="float">
            <text:p>3.29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.604863" calcext:value-type="float">
            <text:p>2.604863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634818" calcext:value-type="float">
            <text:p>2.63481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.669445" calcext:value-type="float">
            <text:p>2.669445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3.17" calcext:value-type="float">
            <text:p>3.17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709218" calcext:value-type="float">
            <text:p>2.709218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2.754568" calcext:value-type="float">
            <text:p>2.754568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808738" calcext:value-type="float">
            <text:p>2.808738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09" calcext:value-type="float">
            <text:p>3.09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872339" calcext:value-type="float">
            <text:p>2.872339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.943305" calcext:value-type="float">
            <text:p>2.943305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021293" calcext:value-type="float">
            <text:p>3.021293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105591" calcext:value-type="float">
            <text:p>3.10559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119731" calcext:value-type="float">
            <text:p>3.119731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75091" calcext:value-type="float">
            <text:p>3.0750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031959" calcext:value-type="float">
            <text:p>3.031959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.990482" calcext:value-type="float">
            <text:p>2.990482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.950767" calcext:value-type="float">
            <text:p>2.950767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.867533" calcext:value-type="float">
            <text:p>2.867533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.764641" calcext:value-type="float">
            <text:p>2.764641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3.03" calcext:value-type="float">
            <text:p>3.03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682412" calcext:value-type="float">
            <text:p>2.682412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2.618574" calcext:value-type="float">
            <text:p>2.618574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.570056" calcext:value-type="float">
            <text:p>2.570056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2.534751" calcext:value-type="float">
            <text:p>2.534751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508725" calcext:value-type="float">
            <text:p>2.50872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3.08" calcext:value-type="float">
            <text:p>3.08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.488685" calcext:value-type="float">
            <text:p>2.488685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3.08" calcext:value-type="float">
            <text:p>3.08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472786" calcext:value-type="float">
            <text:p>2.472786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3.09" calcext:value-type="float">
            <text:p>3.09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2.459392" calcext:value-type="float">
            <text:p>2.459392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455408" calcext:value-type="float">
            <text:p>2.455408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3.09" calcext:value-type="float">
            <text:p>3.09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458311" calcext:value-type="float">
            <text:p>2.458311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.461245" calcext:value-type="float">
            <text:p>2.461245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.464229" calcext:value-type="float">
            <text:p>2.464229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467284" calcext:value-type="float">
            <text:p>2.467284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.478417" calcext:value-type="float">
            <text:p>2.478417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2.99" calcext:value-type="float">
            <text:p>2.99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500096" calcext:value-type="float">
            <text:p>2.50009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95" calcext:value-type="float">
            <text:p>2.95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529728" calcext:value-type="float">
            <text:p>2.529728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571065" calcext:value-type="float">
            <text:p>2.571065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2.628547" calcext:value-type="float">
            <text:p>2.628547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.681025" calcext:value-type="float">
            <text:p>2.681025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.721748" calcext:value-type="float">
            <text:p>2.721748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.767974" calcext:value-type="float">
            <text:p>2.767974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2.81999" calcext:value-type="float">
            <text:p>2.81999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.877957" calcext:value-type="float">
            <text:p>2.877957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.835079" calcext:value-type="float">
            <text:p>2.835079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728081" calcext:value-type="float">
            <text:p>2.72808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2.646031" calcext:value-type="float">
            <text:p>2.646031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585083" calcext:value-type="float">
            <text:p>2.585083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.540737" calcext:value-type="float">
            <text:p>2.540737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.508941" calcext:value-type="float">
            <text:p>2.508941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485691" calcext:value-type="float">
            <text:p>2.48569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.467689" calcext:value-type="float">
            <text:p>2.467689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2.77" calcext:value-type="float">
            <text:p>2.77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.452229" calcext:value-type="float">
            <text:p>2.452229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436594" calcext:value-type="float">
            <text:p>2.436594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.422655" calcext:value-type="float">
            <text:p>2.422655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409744" calcext:value-type="float">
            <text:p>2.40974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.393578" calcext:value-type="float">
            <text:p>2.393578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.373005" calcext:value-type="float">
            <text:p>2.373005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.346649" calcext:value-type="float">
            <text:p>2.346649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.305784" calcext:value-type="float">
            <text:p>2.305784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.243621" calcext:value-type="float">
            <text:p>2.243621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.160645" calcext:value-type="float">
            <text:p>2.160645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2.69" calcext:value-type="float">
            <text:p>2.69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2.054744" calcext:value-type="float">
            <text:p>2.054744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.92725" calcext:value-type="float">
            <text:p>1.92725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.81653" calcext:value-type="float">
            <text:p>1.81653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2.58" calcext:value-type="float">
            <text:p>2.58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727451" calcext:value-type="float">
            <text:p>1.7274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638145" calcext:value-type="float">
            <text:p>1.638145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551259" calcext:value-type="float">
            <text:p>1.551259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.469144" calcext:value-type="float">
            <text:p>1.469144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2.41" calcext:value-type="float">
            <text:p>2.41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.398909" calcext:value-type="float">
            <text:p>1.398909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.339086" calcext:value-type="float">
            <text:p>1.339086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.285278" calcext:value-type="float">
            <text:p>1.285278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.237383" calcext:value-type="float">
            <text:p>1.237383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2.19" calcext:value-type="float">
            <text:p>2.19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.194925" calcext:value-type="float">
            <text:p>1.194925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.184203" calcext:value-type="float">
            <text:p>1.184203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196632" calcext:value-type="float">
            <text:p>1.19663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209521" calcext:value-type="float">
            <text:p>1.209521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.2229" calcext:value-type="float">
            <text:p>1.2229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.236795" calcext:value-type="float">
            <text:p>1.236795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.223417" calcext:value-type="float">
            <text:p>1.223417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190223" calcext:value-type="float">
            <text:p>1.190223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1.73" calcext:value-type="float">
            <text:p>1.73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.159821" calcext:value-type="float">
            <text:p>1.159821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.131527" calcext:value-type="float">
            <text:p>1.131527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104446" calcext:value-type="float">
            <text:p>1.104446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.078465" calcext:value-type="float">
            <text:p>1.078465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051953" calcext:value-type="float">
            <text:p>1.05195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.0224" calcext:value-type="float">
            <text:p>1.0224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9877078" calcext:value-type="float">
            <text:p>0.9877078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9452782" calcext:value-type="float">
            <text:p>0.9452782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9197854" calcext:value-type="float">
            <text:p>0.9197854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9137916" calcext:value-type="float">
            <text:p>0.9137916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9076341" calcext:value-type="float">
            <text:p>0.9076341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9013083" calcext:value-type="float">
            <text:p>0.9013083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8948096" calcext:value-type="float">
            <text:p>0.8948096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9308167" calcext:value-type="float">
            <text:p>0.9308167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8709" calcext:value-type="float">
            <text:p>0.9870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.030555" calcext:value-type="float">
            <text:p>1.030555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.066505" calcext:value-type="float">
            <text:p>1.066505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.098939" calcext:value-type="float">
            <text:p>1.098939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989" calcext:value-type="float">
            <text:p>0.989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.109322" calcext:value-type="float">
            <text:p>1.109322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0.956" calcext:value-type="float">
            <text:p>0.956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.102544" calcext:value-type="float">
            <text:p>1.102544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.095785" calcext:value-type="float">
            <text:p>1.095785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895" calcext:value-type="float">
            <text:p>0.895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.089026" calcext:value-type="float">
            <text:p>1.089026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0.865" calcext:value-type="float">
            <text:p>0.865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.082243" calcext:value-type="float">
            <text:p>1.082243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0.834" calcext:value-type="float">
            <text:p>0.834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.077727" calcext:value-type="float">
            <text:p>1.077727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075058" calcext:value-type="float">
            <text:p>1.07505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.072379" calcext:value-type="float">
            <text:p>1.072379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0.795" calcext:value-type="float">
            <text:p>0.795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.069688" calcext:value-type="float">
            <text:p>1.069688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.066985" calcext:value-type="float">
            <text:p>1.066985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.079921" calcext:value-type="float">
            <text:p>1.079921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.104893" calcext:value-type="float">
            <text:p>1.104893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.130067" calcext:value-type="float">
            <text:p>1.130067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.156364" calcext:value-type="float">
            <text:p>1.156364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0.745" calcext:value-type="float">
            <text:p>0.745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.184509" calcext:value-type="float">
            <text:p>1.184509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.194834" calcext:value-type="float">
            <text:p>1.194834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948" calcext:value-type="float">
            <text:p>1.189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.184209" calcext:value-type="float">
            <text:p>1.184209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.179018" calcext:value-type="float">
            <text:p>1.179018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.173904" calcext:value-type="float">
            <text:p>1.173904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0.707" calcext:value-type="float">
            <text:p>0.707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160459" calcext:value-type="float">
            <text:p>1.160459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707" calcext:value-type="float">
            <text:p>0.707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.141015" calcext:value-type="float">
            <text:p>1.141015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0.712" calcext:value-type="float">
            <text:p>0.712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.122335" calcext:value-type="float">
            <text:p>1.122335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104105" calcext:value-type="float">
            <text:p>1.104105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.08595" calcext:value-type="float">
            <text:p>1.08595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726" calcext:value-type="float">
            <text:p>0.726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.062724" calcext:value-type="float">
            <text:p>1.062724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032976" calcext:value-type="float">
            <text:p>1.03297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734" calcext:value-type="float">
            <text:p>0.734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997714" calcext:value-type="float">
            <text:p>0.997714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9537273" calcext:value-type="float">
            <text:p>0.9537273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8971009" calcext:value-type="float">
            <text:p>0.8971009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8730123" calcext:value-type="float">
            <text:p>0.8730123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0.745" calcext:value-type="float">
            <text:p>0.745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8842347" calcext:value-type="float">
            <text:p>0.8842347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8949664" calcext:value-type="float">
            <text:p>0.8949664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0.737" calcext:value-type="float">
            <text:p>0.737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9052265" calcext:value-type="float">
            <text:p>0.9052265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9150348" calcext:value-type="float">
            <text:p>0.9150348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9148308" calcext:value-type="float">
            <text:p>0.9148308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.718" calcext:value-type="float">
            <text:p>0.718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90657" calcext:value-type="float">
            <text:p>0.9065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8980064" calcext:value-type="float">
            <text:p>0.8980064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0.689" calcext:value-type="float">
            <text:p>0.689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8891287" calcext:value-type="float">
            <text:p>0.8891287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0.674" calcext:value-type="float">
            <text:p>0.674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8799257" calcext:value-type="float">
            <text:p>0.8799257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0.659" calcext:value-type="float">
            <text:p>0.659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8460209" calcext:value-type="float">
            <text:p>0.8460209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0.646" calcext:value-type="float">
            <text:p>0.646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78351" calcext:value-type="float">
            <text:p>0.783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635" calcext:value-type="float">
            <text:p>0.635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7085523" calcext:value-type="float">
            <text:p>0.7085523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0.624" calcext:value-type="float">
            <text:p>0.624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6206304" calcext:value-type="float">
            <text:p>0.6206304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0.613" calcext:value-type="float">
            <text:p>0.613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5203313" calcext:value-type="float">
            <text:p>0.5203313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0.602" calcext:value-type="float">
            <text:p>0.602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462617" calcext:value-type="float">
            <text:p>0.462617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0.592" calcext:value-type="float">
            <text:p>0.592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455622" calcext:value-type="float">
            <text:p>0.445562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4283173" calcext:value-type="float">
            <text:p>0.4283173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.573" calcext:value-type="float">
            <text:p>0.573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4108945" calcext:value-type="float">
            <text:p>0.4108945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0.564" calcext:value-type="float">
            <text:p>0.564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393306" calcext:value-type="float">
            <text:p>0.393306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0.554" calcext:value-type="float">
            <text:p>0.554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4024813" calcext:value-type="float">
            <text:p>0.4024813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432911" calcext:value-type="float">
            <text:p>0.432911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0.527" calcext:value-type="float">
            <text:p>0.527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4627228" calcext:value-type="float">
            <text:p>0.4627228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0.512" calcext:value-type="float">
            <text:p>0.512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4918652" calcext:value-type="float">
            <text:p>0.4918652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.497" calcext:value-type="float">
            <text:p>0.497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520289" calcext:value-type="float">
            <text:p>0.520289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0.482" calcext:value-type="float">
            <text:p>0.482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568944" calcext:value-type="float">
            <text:p>0.568944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6306944" calcext:value-type="float">
            <text:p>0.630694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6873782" calcext:value-type="float">
            <text:p>0.6873782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0.441" calcext:value-type="float">
            <text:p>0.441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7388067" calcext:value-type="float">
            <text:p>0.7388067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0.427" calcext:value-type="float">
            <text:p>0.427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7849954" calcext:value-type="float">
            <text:p>0.7849954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.414" calcext:value-type="float">
            <text:p>0.414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8179373" calcext:value-type="float">
            <text:p>0.8179373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0.403" calcext:value-type="float">
            <text:p>0.403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8417426" calcext:value-type="float">
            <text:p>0.8417426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0.395" calcext:value-type="float">
            <text:p>0.395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8637917" calcext:value-type="float">
            <text:p>0.8637917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0.387" calcext:value-type="float">
            <text:p>0.387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8841836" calcext:value-type="float">
            <text:p>0.8841836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903024" calcext:value-type="float">
            <text:p>0.903024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0.371" calcext:value-type="float">
            <text:p>0.371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9594249" calcext:value-type="float">
            <text:p>0.9594249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25356" calcext:value-type="float">
            <text:p>1.0253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.075808" calcext:value-type="float">
            <text:p>1.075808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.121296" calcext:value-type="float">
            <text:p>1.121296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0.366" calcext:value-type="float">
            <text:p>0.366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.168635" calcext:value-type="float">
            <text:p>1.168635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0.366" calcext:value-type="float">
            <text:p>0.366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.190701" calcext:value-type="float">
            <text:p>1.190701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0.368" calcext:value-type="float">
            <text:p>0.368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.189093" calcext:value-type="float">
            <text:p>1.189093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.372" calcext:value-type="float">
            <text:p>0.372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187496" calcext:value-type="float">
            <text:p>1.187496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0.376" calcext:value-type="float">
            <text:p>0.376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.18591" calcext:value-type="float">
            <text:p>1.18591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.184334" calcext:value-type="float">
            <text:p>1.184334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0.384" calcext:value-type="float">
            <text:p>0.384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.187165" calcext:value-type="float">
            <text:p>1.187165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0.398" calcext:value-type="float">
            <text:p>0.398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193642" calcext:value-type="float">
            <text:p>1.19364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418" calcext:value-type="float">
            <text:p>0.418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.200241" calcext:value-type="float">
            <text:p>1.200241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.439" calcext:value-type="float">
            <text:p>0.439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.206967" calcext:value-type="float">
            <text:p>1.206967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.213824" calcext:value-type="float">
            <text:p>1.21382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.235835" calcext:value-type="float">
            <text:p>1.235835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272635" calcext:value-type="float">
            <text:p>1.272635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0.518" calcext:value-type="float">
            <text:p>0.518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.31302" calcext:value-type="float">
            <text:p>1.31302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0.537" calcext:value-type="float">
            <text:p>0.537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.357101" calcext:value-type="float">
            <text:p>1.357101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.555" calcext:value-type="float">
            <text:p>0.555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.404846" calcext:value-type="float">
            <text:p>1.404846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0.573" calcext:value-type="float">
            <text:p>0.573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.543293" calcext:value-type="float">
            <text:p>1.543293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774215" calcext:value-type="float">
            <text:p>1.77421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.994752" calcext:value-type="float">
            <text:p>1.994752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0.621" calcext:value-type="float">
            <text:p>0.62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2.16904" calcext:value-type="float">
            <text:p>2.16904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0.637" calcext:value-type="float">
            <text:p>0.637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2.287533" calcext:value-type="float">
            <text:p>2.287533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.652" calcext:value-type="float">
            <text:p>0.652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.31856" calcext:value-type="float">
            <text:p>2.31856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0.671" calcext:value-type="float">
            <text:p>0.671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2.306574" calcext:value-type="float">
            <text:p>2.306574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.293691" calcext:value-type="float">
            <text:p>2.293691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2.279858" calcext:value-type="float">
            <text:p>2.279858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0.734" calcext:value-type="float">
            <text:p>0.734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.265023" calcext:value-type="float">
            <text:p>2.265023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0.755" calcext:value-type="float">
            <text:p>0.755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.285141" calcext:value-type="float">
            <text:p>2.285141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325877" calcext:value-type="float">
            <text:p>2.32587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2.357647" calcext:value-type="float">
            <text:p>2.357647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0.893" calcext:value-type="float">
            <text:p>0.893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.382277" calcext:value-type="float">
            <text:p>2.382277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0.943" calcext:value-type="float">
            <text:p>0.943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.401404" calcext:value-type="float">
            <text:p>2.401404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0.993" calcext:value-type="float">
            <text:p>0.993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.423845" calcext:value-type="float">
            <text:p>2.423845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445167" calcext:value-type="float">
            <text:p>2.445167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.46367" calcext:value-type="float">
            <text:p>2.46367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.48428" calcext:value-type="float">
            <text:p>2.48428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511446" calcext:value-type="float">
            <text:p>2.511446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.538558" calcext:value-type="float">
            <text:p>2.538558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563045" calcext:value-type="float">
            <text:p>2.56304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.592813" calcext:value-type="float">
            <text:p>2.592813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.628831" calcext:value-type="float">
            <text:p>2.628831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.672103" calcext:value-type="float">
            <text:p>2.672103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.710715" calcext:value-type="float">
            <text:p>2.710715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.743164" calcext:value-type="float">
            <text:p>2.743164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.778692" calcext:value-type="float">
            <text:p>2.778692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.817397" calcext:value-type="float">
            <text:p>2.817397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.859336" calcext:value-type="float">
            <text:p>2.859336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3.179179" calcext:value-type="float">
            <text:p>3.179179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91196" calcext:value-type="float">
            <text:p>3.7911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4.155493" calcext:value-type="float">
            <text:p>4.155493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1.91" calcext:value-type="float">
            <text:p>1.91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4.282816" calcext:value-type="float">
            <text:p>4.282816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4.318536" calcext:value-type="float">
            <text:p>4.318536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.328947" calcext:value-type="float">
            <text:p>4.328947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.330878" calcext:value-type="float">
            <text:p>4.330878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4.331126" calcext:value-type="float">
            <text:p>4.331126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2.21" calcext:value-type="float">
            <text:p>2.21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4.331157" calcext:value-type="float">
            <text:p>4.331157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4.331161" calcext:value-type="float">
            <text:p>4.331161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2.33" calcext:value-type="float">
            <text:p>2.33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2.41" calcext:value-type="float">
            <text:p>2.41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2.99" calcext:value-type="float">
            <text:p>2.99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3.16" calcext:value-type="float">
            <text:p>3.16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3.69" calcext:value-type="float">
            <text:p>3.69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4.17" calcext:value-type="float">
            <text:p>4.17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4.33" calcext:value-type="float">
            <text:p>4.33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.33116" calcext:value-type="float">
            <text:p>4.33116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4.48" calcext:value-type="float">
            <text:p>4.48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.331157" calcext:value-type="float">
            <text:p>4.331157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4.64" calcext:value-type="float">
            <text:p>4.64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.331155" calcext:value-type="float">
            <text:p>4.3311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4.79" calcext:value-type="float">
            <text:p>4.79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4.331154" calcext:value-type="float">
            <text:p>4.331154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4.94" calcext:value-type="float">
            <text:p>4.94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4.331152" calcext:value-type="float">
            <text:p>4.331152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5.09" calcext:value-type="float">
            <text:p>5.09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.33115" calcext:value-type="float">
            <text:p>4.33115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331159" calcext:value-type="float">
            <text:p>4.331159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5.34" calcext:value-type="float">
            <text:p>5.34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.37" calcext:value-type="float">
            <text:p>5.37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5.45" calcext:value-type="float">
            <text:p>5.45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5.49" calcext:value-type="float">
            <text:p>5.49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5.51" calcext:value-type="float">
            <text:p>5.51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5.51" calcext:value-type="float">
            <text:p>5.51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5.52" calcext:value-type="float">
            <text:p>5.52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5.52" calcext:value-type="float">
            <text:p>5.52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5.53" calcext:value-type="float">
            <text:p>5.53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5.59" calcext:value-type="float">
            <text:p>5.59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4.331161" calcext:value-type="float">
            <text:p>4.331161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5.81" calcext:value-type="float">
            <text:p>5.81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4.33116" calcext:value-type="float">
            <text:p>4.33116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5.92" calcext:value-type="float">
            <text:p>5.92</text:p>
          </table:table-cell>
          <table:table-cell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4.331155" calcext:value-type="float">
            <text:p>4.331155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6.03" calcext:value-type="float">
            <text:p>6.03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.331151" calcext:value-type="float">
            <text:p>4.331151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6.09" calcext:value-type="float">
            <text:p>6.09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.331152" calcext:value-type="float">
            <text:p>4.331152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6.12" calcext:value-type="float">
            <text:p>6.12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4.331153" calcext:value-type="float">
            <text:p>4.331153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6.15" calcext:value-type="float">
            <text:p>6.15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4.331154" calcext:value-type="float">
            <text:p>4.331154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.331155" calcext:value-type="float">
            <text:p>4.331155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6.22" calcext:value-type="float">
            <text:p>6.22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4.331149" calcext:value-type="float">
            <text:p>4.331149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6.21" calcext:value-type="float">
            <text:p>6.21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3112" calcext:value-type="float">
            <text:p>4.3311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4.331017" calcext:value-type="float">
            <text:p>4.331017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6.15" calcext:value-type="float">
            <text:p>6.15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4.330668" calcext:value-type="float">
            <text:p>4.330668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6.11" calcext:value-type="float">
            <text:p>6.11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.329474" calcext:value-type="float">
            <text:p>4.329474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6.08" calcext:value-type="float">
            <text:p>6.08</text:p>
          </table:table-cell>
          <table:table-cell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4.326661" calcext:value-type="float">
            <text:p>4.326661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6.05" calcext:value-type="float">
            <text:p>6.05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.321341" calcext:value-type="float">
            <text:p>4.321341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6.03" calcext:value-type="float">
            <text:p>6.03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.309809" calcext:value-type="float">
            <text:p>4.309809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4.285063" calcext:value-type="float">
            <text:p>4.285063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5.97" calcext:value-type="float">
            <text:p>5.97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4.233148" calcext:value-type="float">
            <text:p>4.233148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5.94" calcext:value-type="float">
            <text:p>5.94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4.201002" calcext:value-type="float">
            <text:p>4.201002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5.89" calcext:value-type="float">
            <text:p>5.89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211125" calcext:value-type="float">
            <text:p>4.21112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5.81" calcext:value-type="float">
            <text:p>5.81</text:p>
          </table:table-cell>
          <table:table-cell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4.220511" calcext:value-type="float">
            <text:p>4.220511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5.74" calcext:value-type="float">
            <text:p>5.74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4.229204" calcext:value-type="float">
            <text:p>4.229204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5.66" calcext:value-type="float">
            <text:p>5.66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4.237251" calcext:value-type="float">
            <text:p>4.237251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5.59" calcext:value-type="float">
            <text:p>5.59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.228804" calcext:value-type="float">
            <text:p>4.228804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.203618" calcext:value-type="float">
            <text:p>4.203618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4.172784" calcext:value-type="float">
            <text:p>4.172784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4.135324" calcext:value-type="float">
            <text:p>4.135324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5.21" calcext:value-type="float">
            <text:p>5.21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4.090238" calcext:value-type="float">
            <text:p>4.090238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5.11" calcext:value-type="float">
            <text:p>5.11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4.033555" calcext:value-type="float">
            <text:p>4.033555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5.02" calcext:value-type="float">
            <text:p>5.02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963603" calcext:value-type="float">
            <text:p>3.96360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3.881852" calcext:value-type="float">
            <text:p>3.881852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4.88" calcext:value-type="float">
            <text:p>4.88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.788399" calcext:value-type="float">
            <text:p>3.788399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3.684238" calcext:value-type="float">
            <text:p>3.684238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4.73" calcext:value-type="float">
            <text:p>4.73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3.772961" calcext:value-type="float">
            <text:p>3.772961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4.66" calcext:value-type="float">
            <text:p>4.66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3.977117" calcext:value-type="float">
            <text:p>3.977117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4.118529" calcext:value-type="float">
            <text:p>4.118529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4.53" calcext:value-type="float">
            <text:p>4.53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4.207991" calcext:value-type="float">
            <text:p>4.207991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4.47" calcext:value-type="float">
            <text:p>4.47</text:p>
          </table:table-cell>
          <table:table-cell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4.261379" calcext:value-type="float">
            <text:p>4.261379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4.287069" calcext:value-type="float">
            <text:p>4.287069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.34" calcext:value-type="float">
            <text:p>4.34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300552" calcext:value-type="float">
            <text:p>4.30055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4.30996" calcext:value-type="float">
            <text:p>4.30996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4.3165" calcext:value-type="float">
            <text:p>4.3165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4.16" calcext:value-type="float">
            <text:p>4.16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4.321033" calcext:value-type="float">
            <text:p>4.321033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4.315994" calcext:value-type="float">
            <text:p>4.315994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4.06" calcext:value-type="float">
            <text:p>4.06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.289064" calcext:value-type="float">
            <text:p>4.289064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4.217232" calcext:value-type="float">
            <text:p>4.217232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4.03" calcext:value-type="float">
            <text:p>4.03</text:p>
          </table:table-cell>
          <table:table-cell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4.042014" calcext:value-type="float">
            <text:p>4.042014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4.01" calcext:value-type="float">
            <text:p>4.01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.694018" calcext:value-type="float">
            <text:p>3.694018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3.245796" calcext:value-type="float">
            <text:p>3.245796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869734" calcext:value-type="float">
            <text:p>2.8697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.637221" calcext:value-type="float">
            <text:p>2.637221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4.01" calcext:value-type="float">
            <text:p>4.01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.522017" calcext:value-type="float">
            <text:p>2.522017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.467274" calcext:value-type="float">
            <text:p>2.467274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4.03" calcext:value-type="float">
            <text:p>4.03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.45141" calcext:value-type="float">
            <text:p>2.45141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.452935" calcext:value-type="float">
            <text:p>2.452935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3.98" calcext:value-type="float">
            <text:p>3.98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.454436" calcext:value-type="float">
            <text:p>2.454436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3.94" calcext:value-type="float">
            <text:p>3.94</text:p>
          </table:table-cell>
          <table:table-cell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455917" calcext:value-type="float">
            <text:p>2.455917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.457381" calcext:value-type="float">
            <text:p>2.457381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.45923" calcext:value-type="float">
            <text:p>2.45923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1409" calcext:value-type="float">
            <text:p>2.4614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2.463606" calcext:value-type="float">
            <text:p>2.463606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465829" calcext:value-type="float">
            <text:p>2.465829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2.468086" calcext:value-type="float">
            <text:p>2.468086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3.43" calcext:value-type="float">
            <text:p>3.43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.460244" calcext:value-type="float">
            <text:p>2.460244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.444046" calcext:value-type="float">
            <text:p>2.444046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3.28" calcext:value-type="float">
            <text:p>3.28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.424242" calcext:value-type="float">
            <text:p>2.42424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3.21" calcext:value-type="float">
            <text:p>3.21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.39532" calcext:value-type="float">
            <text:p>2.39532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.34907" calcext:value-type="float">
            <text:p>2.34907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2.305925" calcext:value-type="float">
            <text:p>2.305925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277447" calcext:value-type="float">
            <text:p>2.27744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.96" calcext:value-type="float">
            <text:p>2.96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2.244378" calcext:value-type="float">
            <text:p>2.244378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2.91" calcext:value-type="float">
            <text:p>2.91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.206272" calcext:value-type="float">
            <text:p>2.206272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2.86" calcext:value-type="float">
            <text:p>2.86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2.162778" calcext:value-type="float">
            <text:p>2.162778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2.175147" calcext:value-type="float">
            <text:p>2.175147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.228611" calcext:value-type="float">
            <text:p>2.228611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.273262" calcext:value-type="float">
            <text:p>2.273262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2.310017" calcext:value-type="float">
            <text:p>2.310017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2.57" calcext:value-type="float">
            <text:p>2.57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.339946" calcext:value-type="float">
            <text:p>2.339946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2.51" calcext:value-type="float">
            <text:p>2.51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2.349838" calcext:value-type="float">
            <text:p>2.349838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346963" calcext:value-type="float">
            <text:p>2.34696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2.344019" calcext:value-type="float">
            <text:p>2.344019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.33" calcext:value-type="float">
            <text:p>2.33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.341004" calcext:value-type="float">
            <text:p>2.341004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2.337915" calcext:value-type="float">
            <text:p>2.337915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.331452" calcext:value-type="float">
            <text:p>2.331452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.321805" calcext:value-type="float">
            <text:p>2.321805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.311482" calcext:value-type="float">
            <text:p>2.311482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2.11" calcext:value-type="float">
            <text:p>2.11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2.300443" calcext:value-type="float">
            <text:p>2.300443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.288652" calcext:value-type="float">
            <text:p>2.288652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2.268224" calcext:value-type="float">
            <text:p>2.268224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238404" calcext:value-type="float">
            <text:p>2.23840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2.204637" calcext:value-type="float">
            <text:p>2.204637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.166698" calcext:value-type="float">
            <text:p>2.166698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2.124445" calcext:value-type="float">
            <text:p>2.124445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.071958" calcext:value-type="float">
            <text:p>2.071958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92" calcext:value-type="float">
            <text:p>1.92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2.008963" calcext:value-type="float">
            <text:p>2.008963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.940362" calcext:value-type="float">
            <text:p>1.940362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.867155" calcext:value-type="float">
            <text:p>1.867155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86" calcext:value-type="float">
            <text:p>1.86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.790699" calcext:value-type="float">
            <text:p>1.790699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.682165" calcext:value-type="float">
            <text:p>1.682165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551777" calcext:value-type="float">
            <text:p>1.55177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431779" calcext:value-type="float">
            <text:p>1.431779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1.78" calcext:value-type="float">
            <text:p>1.78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327506" calcext:value-type="float">
            <text:p>1.327506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.240793" calcext:value-type="float">
            <text:p>1.240793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1.73" calcext:value-type="float">
            <text:p>1.73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.230993" calcext:value-type="float">
            <text:p>1.230993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.27774" calcext:value-type="float">
            <text:p>1.27774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.330254" calcext:value-type="float">
            <text:p>1.330254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.388696" calcext:value-type="float">
            <text:p>1.388696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452838" calcext:value-type="float">
            <text:p>1.452838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.522675" calcext:value-type="float">
            <text:p>1.522675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597149" calcext:value-type="float">
            <text:p>1.59714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.67435" calcext:value-type="float">
            <text:p>1.67435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.752584" calcext:value-type="float">
            <text:p>1.752584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830058" calcext:value-type="float">
            <text:p>1.830058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845096" calcext:value-type="float">
            <text:p>1.845096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81058" calcext:value-type="float">
            <text:p>1.81058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775642" calcext:value-type="float">
            <text:p>1.775642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740444" calcext:value-type="float">
            <text:p>1.740444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.705148" calcext:value-type="float">
            <text:p>1.705148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.678412" calcext:value-type="float">
            <text:p>1.678412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658618" calcext:value-type="float">
            <text:p>1.65861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638913" calcext:value-type="float">
            <text:p>1.638913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619328" calcext:value-type="float">
            <text:p>1.619328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599888" calcext:value-type="float">
            <text:p>1.599888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.600637" calcext:value-type="float">
            <text:p>1.600637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.617682" calcext:value-type="float">
            <text:p>1.617682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.634844" calcext:value-type="float">
            <text:p>1.634844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.652102" calcext:value-type="float">
            <text:p>1.652102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.669436" calcext:value-type="float">
            <text:p>1.669436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.612873" calcext:value-type="float">
            <text:p>1.612873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501414" calcext:value-type="float">
            <text:p>1.50141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.400057" calcext:value-type="float">
            <text:p>1.400057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311652" calcext:value-type="float">
            <text:p>1.311652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.236882" calcext:value-type="float">
            <text:p>1.236882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190593" calcext:value-type="float">
            <text:p>1.190593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.161793" calcext:value-type="float">
            <text:p>1.161793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.135029" calcext:value-type="float">
            <text:p>1.135029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.10964" calcext:value-type="float">
            <text:p>1.10964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.084794" calcext:value-type="float">
            <text:p>1.084794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076818" calcext:value-type="float">
            <text:p>1.076818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82573" calcext:value-type="float">
            <text:p>1.08257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.088281" calcext:value-type="float">
            <text:p>1.088281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.093955" calcext:value-type="float">
            <text:p>1.093955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1.09961" calcext:value-type="float">
            <text:p>1.09961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.113149" calcext:value-type="float">
            <text:p>1.113149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1.133411" calcext:value-type="float">
            <text:p>1.133411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.154499" calcext:value-type="float">
            <text:p>1.154499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.176772" calcext:value-type="float">
            <text:p>1.176772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0.993" calcext:value-type="float">
            <text:p>0.993</text:p>
          </table:table-cell>
          <table:table-cell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.200531" calcext:value-type="float">
            <text:p>1.200531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0.967" calcext:value-type="float">
            <text:p>0.967</text:p>
          </table:table-cell>
          <table:table-cell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.22603" calcext:value-type="float">
            <text:p>1.22603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0.946" calcext:value-type="float">
            <text:p>0.946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253476" calcext:value-type="float">
            <text:p>1.25347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1.283004" calcext:value-type="float">
            <text:p>1.283004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314709" calcext:value-type="float">
            <text:p>1.314709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.348633" calcext:value-type="float">
            <text:p>1.348633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0.874" calcext:value-type="float">
            <text:p>0.874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.361941" calcext:value-type="float">
            <text:p>1.361941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0.863" calcext:value-type="float">
            <text:p>0.863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.357339" calcext:value-type="float">
            <text:p>1.357339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352774" calcext:value-type="float">
            <text:p>1.352774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.348245" calcext:value-type="float">
            <text:p>1.348245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343753" calcext:value-type="float">
            <text:p>1.343753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317643" calcext:value-type="float">
            <text:p>1.317643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6915" calcext:value-type="float">
            <text:p>1.2769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.239768" calcext:value-type="float">
            <text:p>1.239768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205962" calcext:value-type="float">
            <text:p>1.205962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.175126" calcext:value-type="float">
            <text:p>1.175126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.168738" calcext:value-type="float">
            <text:p>1.168738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0.866" calcext:value-type="float">
            <text:p>0.866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.1809" calcext:value-type="float">
            <text:p>1.1809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.193498" calcext:value-type="float">
            <text:p>1.193498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.20657" calcext:value-type="float">
            <text:p>1.20657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220148" calcext:value-type="float">
            <text:p>1.220148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0.883" calcext:value-type="float">
            <text:p>0.883</text:p>
          </table:table-cell>
          <table:table-cell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.226455" calcext:value-type="float">
            <text:p>1.226455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226583" calcext:value-type="float">
            <text:p>1.22658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.22671" calcext:value-type="float">
            <text:p>1.22671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.226838" calcext:value-type="float">
            <text:p>1.226838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0.863" calcext:value-type="float">
            <text:p>0.863</text:p>
          </table:table-cell>
          <table:table-cell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1.226965" calcext:value-type="float">
            <text:p>1.226965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.22959" calcext:value-type="float">
            <text:p>1.22959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.234277" calcext:value-type="float">
            <text:p>1.234277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0.851" calcext:value-type="float">
            <text:p>0.851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.239025" calcext:value-type="float">
            <text:p>1.239025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.243835" calcext:value-type="float">
            <text:p>1.243835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248706" calcext:value-type="float">
            <text:p>1.248706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.25582" calcext:value-type="float">
            <text:p>1.25582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264865" calcext:value-type="float">
            <text:p>1.26486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.27412" calcext:value-type="float">
            <text:p>1.27412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.283585" calcext:value-type="float">
            <text:p>1.283585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1.293262" calcext:value-type="float">
            <text:p>1.293262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.331776" calcext:value-type="float">
            <text:p>1.331776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.399538" calcext:value-type="float">
            <text:p>1.399538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.474721" calcext:value-type="float">
            <text:p>1.474721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.556208" calcext:value-type="float">
            <text:p>1.556208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.642225" calcext:value-type="float">
            <text:p>1.642225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712414" calcext:value-type="float">
            <text:p>1.712414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768235" calcext:value-type="float">
            <text:p>1.76823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.823488" calcext:value-type="float">
            <text:p>1.823488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.877544" calcext:value-type="float">
            <text:p>1.877544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929828" calcext:value-type="float">
            <text:p>1.929828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2.146516" calcext:value-type="float">
            <text:p>2.146516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0.866" calcext:value-type="float">
            <text:p>0.866</text:p>
          </table:table-cell>
          <table:table-cell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2.347546" calcext:value-type="float">
            <text:p>2.347546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882" calcext:value-type="float">
            <text:p>0.882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.42837" calcext:value-type="float">
            <text:p>2.42837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0.897" calcext:value-type="float">
            <text:p>0.897</text:p>
          </table:table-cell>
          <table:table-cell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2.473648" calcext:value-type="float">
            <text:p>2.473648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0.913" calcext:value-type="float">
            <text:p>0.913</text:p>
          </table:table-cell>
          <table:table-cell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.532214" calcext:value-type="float">
            <text:p>2.532214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.579112" calcext:value-type="float">
            <text:p>2.579112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0.947" calcext:value-type="float">
            <text:p>0.947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590499" calcext:value-type="float">
            <text:p>2.59049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968" calcext:value-type="float">
            <text:p>0.968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2.602657" calcext:value-type="float">
            <text:p>2.602657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.615642" calcext:value-type="float">
            <text:p>2.615642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2.629502" calcext:value-type="float">
            <text:p>2.629502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.62924" calcext:value-type="float">
            <text:p>2.62924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2.617561" calcext:value-type="float">
            <text:p>2.617561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.606525" calcext:value-type="float">
            <text:p>2.606525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2.596101" calcext:value-type="float">
            <text:p>2.596101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.586268" calcext:value-type="float">
            <text:p>2.586268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2.567912" calcext:value-type="float">
            <text:p>2.567912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545497" calcext:value-type="float">
            <text:p>2.54549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.54" calcext:value-type="float">
            <text:p>1.54</text:p>
          </table:table-cell>
          <table:table-cell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.526623" calcext:value-type="float">
            <text:p>2.526623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.510717" calcext:value-type="float">
            <text:p>2.510717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2.497258" calcext:value-type="float">
            <text:p>2.497258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.479071" calcext:value-type="float">
            <text:p>2.479071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2.459386" calcext:value-type="float">
            <text:p>2.459386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1.87" calcext:value-type="float">
            <text:p>1.87</text:p>
          </table:table-cell>
          <table:table-cell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440196" calcext:value-type="float">
            <text:p>2.440196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1.92" calcext:value-type="float">
            <text:p>1.92</text:p>
          </table:table-cell>
          <table:table-cell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.415667" calcext:value-type="float">
            <text:p>2.415667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37729" calcext:value-type="float">
            <text:p>2.37729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.335088" calcext:value-type="float">
            <text:p>2.335088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296835" calcext:value-type="float">
            <text:p>2.29683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.09" calcext:value-type="float">
            <text:p>2.09</text:p>
          </table:table-cell>
          <table:table-cell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2.248188" calcext:value-type="float">
            <text:p>2.248188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.187408" calcext:value-type="float">
            <text:p>2.187408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.11329" calcext:value-type="float">
            <text:p>2.11329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.025911" calcext:value-type="float">
            <text:p>2.025911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1.926539" calcext:value-type="float">
            <text:p>1.926539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817986" calcext:value-type="float">
            <text:p>1.817986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.704786" calcext:value-type="float">
            <text:p>1.704786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2.11" calcext:value-type="float">
            <text:p>2.11</text:p>
          </table:table-cell>
          <table:table-cell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.592307" calcext:value-type="float">
            <text:p>1.592307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1.50927" calcext:value-type="float">
            <text:p>1.50927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449633" calcext:value-type="float">
            <text:p>1.44963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.393861" calcext:value-type="float">
            <text:p>1.393861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342377" calcext:value-type="float">
            <text:p>1.342377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1.295375" calcext:value-type="float">
            <text:p>1.295375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1.254302" calcext:value-type="float">
            <text:p>1.254302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.2182" calcext:value-type="float">
            <text:p>1.2182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185388" calcext:value-type="float">
            <text:p>1.185388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1.81" calcext:value-type="float">
            <text:p>1.81</text:p>
          </table:table-cell>
          <table:table-cell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155352" calcext:value-type="float">
            <text:p>1.155352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.127408" calcext:value-type="float">
            <text:p>1.127408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09995" calcext:value-type="float">
            <text:p>1.09995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7153" calcext:value-type="float">
            <text:p>1.0715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.040668" calcext:value-type="float">
            <text:p>1.040668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.004698" calcext:value-type="float">
            <text:p>1.004698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1.54" calcext:value-type="float">
            <text:p>1.54</text:p>
          </table:table-cell>
          <table:table-cell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9601312" calcext:value-type="float">
            <text:p>0.9601312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9335304" calcext:value-type="float">
            <text:p>0.9335304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9283804" calcext:value-type="float">
            <text:p>0.9283804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9231111" calcext:value-type="float">
            <text:p>0.9231111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917719" calcext:value-type="float">
            <text:p>0.917719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9122008" calcext:value-type="float">
            <text:p>0.9122008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9317677" calcext:value-type="float">
            <text:p>0.9317677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9665694" calcext:value-type="float">
            <text:p>0.966569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9959866" calcext:value-type="float">
            <text:p>0.9959866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021281" calcext:value-type="float">
            <text:p>1.021281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1.043553" calcext:value-type="float">
            <text:p>1.043553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1.063396" calcext:value-type="float">
            <text:p>1.063396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.081811" calcext:value-type="float">
            <text:p>1.081811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0.984" calcext:value-type="float">
            <text:p>0.984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.099682" calcext:value-type="float">
            <text:p>1.099682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0.949" calcext:value-type="float">
            <text:p>0.949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.117466" calcext:value-type="float">
            <text:p>1.117466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0.914" calcext:value-type="float">
            <text:p>0.914</text:p>
          </table:table-cell>
          <table:table-cell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1.135545" calcext:value-type="float">
            <text:p>1.135545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1.152983" calcext:value-type="float">
            <text:p>1.152983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0.854" calcext:value-type="float">
            <text:p>0.85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0151" calcext:value-type="float">
            <text:p>1.1701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7" calcext:value-type="float">
            <text:p>0.837</text:p>
          </table:table-cell>
          <table:table-cell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1.188182" calcext:value-type="float">
            <text:p>1.188182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207201" calcext:value-type="float">
            <text:p>1.207201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1.227311" calcext:value-type="float">
            <text:p>1.227311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255954" calcext:value-type="float">
            <text:p>1.255954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1.29337" calcext:value-type="float">
            <text:p>1.29337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768" calcext:value-type="float">
            <text:p>0.768</text:p>
          </table:table-cell>
          <table:table-cell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33421" calcext:value-type="float">
            <text:p>1.33421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0.763" calcext:value-type="float">
            <text:p>0.763</text:p>
          </table:table-cell>
          <table:table-cell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378508" calcext:value-type="float">
            <text:p>1.378508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0.759" calcext:value-type="float">
            <text:p>0.759</text:p>
          </table:table-cell>
          <table:table-cell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426171" calcext:value-type="float">
            <text:p>1.426171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47405" calcext:value-type="float">
            <text:p>1.47405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521958" calcext:value-type="float">
            <text:p>1.52195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.571774" calcext:value-type="float">
            <text:p>1.571774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0.763" calcext:value-type="float">
            <text:p>0.763</text:p>
          </table:table-cell>
          <table:table-cell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623074" calcext:value-type="float">
            <text:p>1.623074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1.675368" calcext:value-type="float">
            <text:p>1.675368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0.771" calcext:value-type="float">
            <text:p>0.771</text:p>
          </table:table-cell>
          <table:table-cell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635286" calcext:value-type="float">
            <text:p>1.635286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.524135" calcext:value-type="float">
            <text:p>1.524135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0.793" calcext:value-type="float">
            <text:p>0.793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421933" calcext:value-type="float">
            <text:p>1.421933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.331831" calcext:value-type="float">
            <text:p>1.331831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254962" calcext:value-type="float">
            <text:p>1.254962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0.832" calcext:value-type="float">
            <text:p>0.832</text:p>
          </table:table-cell>
          <table:table-cell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203054" calcext:value-type="float">
            <text:p>1.203054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166914" calcext:value-type="float">
            <text:p>1.16691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868" calcext:value-type="float">
            <text:p>0.868</text:p>
          </table:table-cell>
          <table:table-cell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133938" calcext:value-type="float">
            <text:p>1.133938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102901" calcext:value-type="float">
            <text:p>1.102901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0.906" calcext:value-type="float">
            <text:p>0.906</text:p>
          </table:table-cell>
          <table:table-cell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.072185" calcext:value-type="float">
            <text:p>1.072185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.05398" calcext:value-type="float">
            <text:p>1.05398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932" calcext:value-type="float">
            <text:p>0.932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.046506" calcext:value-type="float">
            <text:p>1.046506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.038781" calcext:value-type="float">
            <text:p>1.038781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.030765" calcext:value-type="float">
            <text:p>1.030765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022413" calcext:value-type="float">
            <text:p>1.022413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1.003313" calcext:value-type="float">
            <text:p>1.003313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0.914" calcext:value-type="float">
            <text:p>0.914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716346" calcext:value-type="float">
            <text:p>0.971634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898" calcext:value-type="float">
            <text:p>0.898</text:p>
          </table:table-cell>
          <table:table-cell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9331015" calcext:value-type="float">
            <text:p>0.9331015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0.883" calcext:value-type="float">
            <text:p>0.883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8856946" calcext:value-type="float">
            <text:p>0.8856946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8273247" calcext:value-type="float">
            <text:p>0.8273247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8134687" calcext:value-type="float">
            <text:p>0.8134687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8410047" calcext:value-type="float">
            <text:p>0.8410047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8662449" calcext:value-type="float">
            <text:p>0.8662449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804" calcext:value-type="float">
            <text:p>0.804</text:p>
          </table:table-cell>
          <table:table-cell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8893369" calcext:value-type="float">
            <text:p>0.8893369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9104397" calcext:value-type="float">
            <text:p>0.9104397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771" calcext:value-type="float">
            <text:p>0.771</text:p>
          </table:table-cell>
          <table:table-cell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9129109" calcext:value-type="float">
            <text:p>0.9129109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0.752" calcext:value-type="float">
            <text:p>0.752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9009559" calcext:value-type="float">
            <text:p>0.900955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8883721" calcext:value-type="float">
            <text:p>0.8883721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8751276" calcext:value-type="float">
            <text:p>0.8751276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0.69" calcext:value-type="float">
            <text:p>0.69</text:p>
          </table:table-cell>
          <table:table-cell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8611912" calcext:value-type="float">
            <text:p>0.8611912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669" calcext:value-type="float">
            <text:p>0.669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8277387" calcext:value-type="float">
            <text:p>0.8277387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0.653" calcext:value-type="float">
            <text:p>0.653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7723964" calcext:value-type="float">
            <text:p>0.7723964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7080606" calcext:value-type="float">
            <text:p>0.7080606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0.627" calcext:value-type="float">
            <text:p>0.627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6344697" calcext:value-type="float">
            <text:p>0.6344697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0.614" calcext:value-type="float">
            <text:p>0.614</text:p>
          </table:table-cell>
          <table:table-cell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5519436" calcext:value-type="float">
            <text:p>0.5519436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0.601" calcext:value-type="float">
            <text:p>0.601</text:p>
          </table:table-cell>
          <table:table-cell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5322289" calcext:value-type="float">
            <text:p>0.5322289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5670367" calcext:value-type="float">
            <text:p>0.567036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579" calcext:value-type="float">
            <text:p>0.579</text:p>
          </table:table-cell>
          <table:table-cell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6005102" calcext:value-type="float">
            <text:p>0.6005102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0.568" calcext:value-type="float">
            <text:p>0.568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6325828" calcext:value-type="float">
            <text:p>0.6325828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6632044" calcext:value-type="float">
            <text:p>0.6632044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0.546" calcext:value-type="float">
            <text:p>0.546</text:p>
          </table:table-cell>
          <table:table-cell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6808078" calcext:value-type="float">
            <text:p>0.6808078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6886757" calcext:value-type="float">
            <text:p>0.6886757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6964284" calcext:value-type="float">
            <text:p>0.6964284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0.504" calcext:value-type="float">
            <text:p>0.504</text:p>
          </table:table-cell>
          <table:table-cell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7040658" calcext:value-type="float">
            <text:p>0.7040658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0.489" calcext:value-type="float">
            <text:p>0.489</text:p>
          </table:table-cell>
          <table:table-cell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7115881" calcext:value-type="float">
            <text:p>0.7115881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0.475" calcext:value-type="float">
            <text:p>0.475</text:p>
          </table:table-cell>
          <table:table-cell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7057909" calcext:value-type="float">
            <text:p>0.7057909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0.463" calcext:value-type="float">
            <text:p>0.463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6888891" calcext:value-type="float">
            <text:p>0.688889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6714495" calcext:value-type="float">
            <text:p>0.6714495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0.445" calcext:value-type="float">
            <text:p>0.445</text:p>
          </table:table-cell>
          <table:table-cell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6534759" calcext:value-type="float">
            <text:p>0.6534759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0.436" calcext:value-type="float">
            <text:p>0.436</text:p>
          </table:table-cell>
          <table:table-cell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6349738" calcext:value-type="float">
            <text:p>0.6349738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0.427" calcext:value-type="float">
            <text:p>0.427</text:p>
          </table:table-cell>
          <table:table-cell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6205713" calcext:value-type="float">
            <text:p>0.6205713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6096551" calcext:value-type="float">
            <text:p>0.6096551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0.415" calcext:value-type="float">
            <text:p>0.415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5985756" calcext:value-type="float">
            <text:p>0.5985756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0.409" calcext:value-type="float">
            <text:p>0.409</text:p>
          </table:table-cell>
          <table:table-cell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587335" calcext:value-type="float">
            <text:p>0.587335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0.404" calcext:value-type="float">
            <text:p>0.404</text:p>
          </table:table-cell>
          <table:table-cell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5759359" calcext:value-type="float">
            <text:p>0.5759359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0.398" calcext:value-type="float">
            <text:p>0.398</text:p>
          </table:table-cell>
          <table:table-cell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6004577" calcext:value-type="float">
            <text:p>0.6004577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0.393" calcext:value-type="float">
            <text:p>0.393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6512882" calcext:value-type="float">
            <text:p>0.651288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88" calcext:value-type="float">
            <text:p>0.388</text:p>
          </table:table-cell>
          <table:table-cell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6983769" calcext:value-type="float">
            <text:p>0.6983769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float" office:value="0.383" calcext:value-type="float">
            <text:p>0.383</text:p>
          </table:table-cell>
          <table:table-cell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7416425" calcext:value-type="float">
            <text:p>0.7416425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0.377" calcext:value-type="float">
            <text:p>0.377</text:p>
          </table:table-cell>
          <table:table-cell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7811093" calcext:value-type="float">
            <text:p>0.7811093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0.372" calcext:value-type="float">
            <text:p>0.372</text:p>
          </table:table-cell>
          <table:table-cell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8009765" calcext:value-type="float">
            <text:p>0.8009765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8071034" calcext:value-type="float">
            <text:p>0.8071034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362" calcext:value-type="float">
            <text:p>0.362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8131203" calcext:value-type="float">
            <text:p>0.8131203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8190283" calcext:value-type="float">
            <text:p>0.8190283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0.352" calcext:value-type="float">
            <text:p>0.352</text:p>
          </table:table-cell>
          <table:table-cell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8248285" calcext:value-type="float">
            <text:p>0.8248285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0.348" calcext:value-type="float">
            <text:p>0.348</text:p>
          </table:table-cell>
          <table:table-cell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8169726" calcext:value-type="float">
            <text:p>0.8169726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0.346" calcext:value-type="float">
            <text:p>0.346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7972885" calcext:value-type="float">
            <text:p>0.797288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346" calcext:value-type="float">
            <text:p>0.346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7764616" calcext:value-type="float">
            <text:p>0.7764616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0.347" calcext:value-type="float">
            <text:p>0.347</text:p>
          </table:table-cell>
          <table:table-cell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7544628" calcext:value-type="float">
            <text:p>0.7544628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0.348" calcext:value-type="float">
            <text:p>0.348</text:p>
          </table:table-cell>
          <table:table-cell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7312705" calcext:value-type="float">
            <text:p>0.7312705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0.349" calcext:value-type="float">
            <text:p>0.349</text:p>
          </table:table-cell>
          <table:table-cell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7293792" calcext:value-type="float">
            <text:p>0.7293792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7449766" calcext:value-type="float">
            <text:p>0.7449766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0.352" calcext:value-type="float">
            <text:p>0.352</text:p>
          </table:table-cell>
          <table:table-cell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7600449" calcext:value-type="float">
            <text:p>0.7600449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0.354" calcext:value-type="float">
            <text:p>0.354</text:p>
          </table:table-cell>
          <table:table-cell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7745891" calcext:value-type="float">
            <text:p>0.7745891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788616" calcext:value-type="float">
            <text:p>0.788616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7874946" calcext:value-type="float">
            <text:p>0.7874946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0.359" calcext:value-type="float">
            <text:p>0.359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7740787" calcext:value-type="float">
            <text:p>0.774078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7601899" calcext:value-type="float">
            <text:p>0.7601899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7458227" calcext:value-type="float">
            <text:p>0.7458227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7309724" calcext:value-type="float">
            <text:p>0.7309724</text:p>
          </table:table-cell>
          <table:table-cell/>
          <table:table-cell office:value-type="float" office:value="9.93" calcext:value-type="float">
            <text:p>9.93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7245834" calcext:value-type="float">
            <text:p>0.7245834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7253081" calcext:value-type="float">
            <text:p>0.7253081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7260317" calcext:value-type="float">
            <text:p>0.7260317</text:p>
          </table:table-cell>
          <table:table-cell/>
          <table:table-cell office:value-type="float" office:value="9.96" calcext:value-type="float">
            <text:p>9.96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.7267541" calcext:value-type="float">
            <text:p>0.7267541</text:p>
          </table:table-cell>
          <table:table-cell/>
          <table:table-cell office:value-type="float" office:value="9.97" calcext:value-type="float">
            <text:p>9.97</text:p>
          </table:table-cell>
          <table:table-cell office:value-type="float" office:value="0.359" calcext:value-type="float">
            <text:p>0.359</text:p>
          </table:table-cell>
          <table:table-cell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7274752" calcext:value-type="float">
            <text:p>0.7274752</text:p>
          </table:table-cell>
          <table:table-cell/>
          <table:table-cell office:value-type="float" office:value="9.98" calcext:value-type="float">
            <text:p>9.98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7160104" calcext:value-type="float">
            <text:p>0.7160104</text:p>
          </table:table-cell>
          <table:table-cell/>
          <table:table-cell office:value-type="float" office:value="9.99" calcext:value-type="float">
            <text:p>9.99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39718" calcext:value-type="float">
            <text:p>0.69397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1:13:32.974362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1T11:15:31.724677399</dc:date>
    <meta:editing-duration>PT6M3S</meta:editing-duration>
    <meta:editing-cycles>2</meta:editing-cycles>
    <meta:generator>LibreOffice/6.4.7.2$Linux_X86_64 LibreOffice_project/40$Build-2</meta:generator>
    <meta:document-statistic meta:table-count="1" meta:cell-count="40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3.138cm" svg:y="3.954cm" style:legend-expansion="high" chart:style-name="ch2"/>
        <chart:plot-area chart:style-name="ch3" table:cell-range-address="PredictionTS_Chart.A2:PredictionTS_Chart.B1002 PredictionTS_Chart.E2:PredictionTS_Chart.E1002" svg:x="0.319cm" svg:y="0.18cm" svg:width="12.5cm" svg:height="8.645cm">
          <chartooo:coordinate-region svg:x="0.755cm" svg:y="0.379cm" svg:width="11.87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ionTS_Chart.B2:PredictionTS_Chart.B1002" chart:class="chart:scatter">
            <chart:domain table:cell-range-address="PredictionTS_Chart.A2:PredictionTS_Chart.A1002"/>
            <chart:data-point chart:repeated="1001"/>
          </chart:series>
          <chart:series chart:style-name="ch7" chart:values-cell-range-address="PredictionTS_Chart.E2:PredictionTS_Chart.E1002" chart:class="chart:scatter"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ionTS_Chart.A2:PredictionTS_Chart.A1002</svg:desc>
                </draw:g>
              </table:table-cell>
              <table:table-cell office:value-type="float" office:value="1.897051">
                <text:p>1.897051</text:p>
                <draw:g>
                  <svg:desc>PredictionTS_Chart.B2:PredictionTS_Chart.B1002</svg:desc>
                </draw:g>
              </table:table-cell>
              <table:table-cell office:value-type="float" office:value="0">
                <text:p>0</text:p>
                <draw:g>
                  <svg:desc>PredictionTS_Chart.E2:PredictionTS_Chart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983306">
                <text:p>1.98330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.061812">
                <text:p>2.06181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.131295">
                <text:p>2.131295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.191293">
                <text:p>2.191293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.23595">
                <text:p>2.23595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.272652">
                <text:p>2.272652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.299356">
                <text:p>2.299356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.322506">
                <text:p>2.3225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337432">
                <text:p>2.33743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348494">
                <text:p>2.34849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358599">
                <text:p>2.35859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364427">
                <text:p>2.36442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.366718">
                <text:p>2.36671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.368957">
                <text:p>2.36895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369554">
                <text:p>2.36955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367105">
                <text:p>2.36710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364593">
                <text:p>2.3645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36094">
                <text:p>2.3609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352159">
                <text:p>2.352159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342635">
                <text:p>2.34263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331919">
                <text:p>2.33191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303723">
                <text:p>2.303723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269858">
                <text:p>2.26985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229557">
                <text:p>2.22955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262287">
                <text:p>2.26228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29986">
                <text:p>2.2998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330773">
                <text:p>2.33077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358364">
                <text:p>2.35836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381089">
                <text:p>2.38108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399023">
                <text:p>2.39902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388155">
                <text:p>2.38815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34077">
                <text:p>2.3407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265048">
                <text:p>2.26504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171647">
                <text:p>2.171647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089047">
                <text:p>2.089047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99138">
                <text:p>1.9913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895851">
                <text:p>1.895851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847076">
                <text:p>1.84707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797092">
                <text:p>1.79709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759643">
                <text:p>1.75964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913316">
                <text:p>1.91331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2.050446">
                <text:p>2.05044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.163298">
                <text:p>2.16329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.216811">
                <text:p>2.216811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.258712">
                <text:p>2.25871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.294055">
                <text:p>2.29405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.293019">
                <text:p>2.29301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.279915">
                <text:p>2.279915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.265885">
                <text:p>2.26588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.270406">
                <text:p>2.2704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.287547">
                <text:p>2.2875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.303261">
                <text:p>2.3032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.31268">
                <text:p>2.312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.314899">
                <text:p>2.3148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.317089">
                <text:p>2.31708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.303993">
                <text:p>2.30399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.233799">
                <text:p>2.23379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2.138011">
                <text:p>2.138011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2.032449">
                <text:p>2.03244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2.073565">
                <text:p>2.073565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2.111933">
                <text:p>2.11193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2.147471">
                <text:p>2.147471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2.229875">
                <text:p>2.22987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.295104">
                <text:p>2.295104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.342894">
                <text:p>2.34289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.324992">
                <text:p>2.32499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.282037">
                <text:p>2.28203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.227014">
                <text:p>2.22701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.136245">
                <text:p>2.13624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.003871">
                <text:p>2.00387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.844838">
                <text:p>1.844838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.646602">
                <text:p>1.64660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432293">
                <text:p>1.43229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263126">
                <text:p>1.26312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.173133">
                <text:p>1.1731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.168923">
                <text:p>1.16892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164768">
                <text:p>1.164768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161268">
                <text:p>1.161268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.161551">
                <text:p>1.161551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.161834">
                <text:p>1.16183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.162117">
                <text:p>1.16211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.149558">
                <text:p>1.14955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.137083">
                <text:p>1.13708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124919">
                <text:p>1.12491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.106185">
                <text:p>1.10618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.085955">
                <text:p>1.08595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.065124">
                <text:p>1.06512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.041557">
                <text:p>1.04155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1.01435">
                <text:p>1.0143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9825125">
                <text:p>0.982512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9497575">
                <text:p>0.949757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171674">
                <text:p>0.917167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8788819">
                <text:p>0.878881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8488013">
                <text:p>0.848801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8457851">
                <text:p>0.845785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842739">
                <text:p>0.84273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8453033">
                <text:p>0.845303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8728738">
                <text:p>0.872873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8978276">
                <text:p>0.897827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20908">
                <text:p>0.92090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9719793">
                <text:p>0.971979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1.012235">
                <text:p>1.0122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1.045321">
                <text:p>1.04532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1.065884">
                <text:p>1.06588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1.083815">
                <text:p>1.083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101195">
                <text:p>1.10119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109328">
                <text:p>1.10932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.113437">
                <text:p>1.1134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.11756">
                <text:p>1.117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101225">
                <text:p>1.1012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06589">
                <text:p>1.065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025628">
                <text:p>1.0256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9785482">
                <text:p>0.978548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9246297">
                <text:p>0.924629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535751">
                <text:p>0.853575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792866">
                <text:p>0.79286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397032">
                <text:p>0.839703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8802927">
                <text:p>0.880292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144689">
                <text:p>0.91446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300683">
                <text:p>0.930068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445724">
                <text:p>0.9445724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580705">
                <text:p>0.9580705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670998">
                <text:p>0.9670998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7529">
                <text:p>0.97529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9831281">
                <text:p>0.9831281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1.00538">
                <text:p>1.00538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1.029875">
                <text:p>1.02987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.051692">
                <text:p>1.05169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060242">
                <text:p>1.060242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.059811">
                <text:p>1.059811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1.059379">
                <text:p>1.05937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1.050467">
                <text:p>1.0504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1.027829">
                <text:p>1.02782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1.002251">
                <text:p>1.00225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9857993">
                <text:p>0.9857993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1.006071">
                <text:p>1.006071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1.024314">
                <text:p>1.024314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1.040142">
                <text:p>1.04014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.046712">
                <text:p>1.04671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053096">
                <text:p>1.053096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059319">
                <text:p>1.059319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043879">
                <text:p>1.043879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025376">
                <text:p>1.025376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.004912">
                <text:p>1.0049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9921522">
                <text:p>0.99215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9816581">
                <text:p>0.981658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9705157">
                <text:p>0.970515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9586595">
                <text:p>0.958659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9346353">
                <text:p>0.93463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8962505">
                <text:p>0.896250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8503832">
                <text:p>0.8503832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7958552">
                <text:p>0.7958552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7317227">
                <text:p>0.7317227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6720998">
                <text:p>0.6720998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6185158">
                <text:p>0.6185158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5606104">
                <text:p>0.5606104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4987225">
                <text:p>0.4987225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4333399">
                <text:p>0.4333399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4359181">
                <text:p>0.4359181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4933163">
                <text:p>0.4933163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5480475">
                <text:p>0.5480475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5997731">
                <text:p>0.5997731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6482383">
                <text:p>0.6482383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66178">
                <text:p>0.66178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64891">
                <text:p>0.64891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6357802">
                <text:p>0.6357802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6223934">
                <text:p>0.6223934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6087534">
                <text:p>0.6087534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6239049">
                <text:p>0.6239049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6608616">
                <text:p>0.6608616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6957244">
                <text:p>0.6957244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7284632">
                <text:p>0.728463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7590813">
                <text:p>0.759081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7976115">
                <text:p>0.7976115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8395374">
                <text:p>0.8395374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8763854">
                <text:p>0.87638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9086453">
                <text:p>0.9086453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9368513">
                <text:p>0.9368513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9609559">
                <text:p>0.96095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9819059">
                <text:p>0.9819059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1.000687">
                <text:p>1.000687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1.017676">
                <text:p>1.017676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1.033211">
                <text:p>1.033211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1.053713">
                <text:p>1.053713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1.077394">
                <text:p>1.077394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1.100066">
                <text:p>1.100066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1.122657">
                <text:p>1.122657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1.145907">
                <text:p>1.145907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1.165468">
                <text:p>1.165468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1.181933">
                <text:p>1.181933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1.199206">
                <text:p>1.19920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1.217378">
                <text:p>1.2173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1.236526">
                <text:p>1.236526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1.258999">
                <text:p>1.258999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1.284796">
                <text:p>1.2847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1.312232">
                <text:p>1.312232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1.341334">
                <text:p>1.341334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1.3721">
                <text:p>1.3721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1.387831">
                <text:p>1.387831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.390475">
                <text:p>1.39047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1.393128">
                <text:p>1.39312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1.395791">
                <text:p>1.395791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1.398466">
                <text:p>1.39846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1.422374">
                <text:p>1.42237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1.465175">
                <text:p>1.4651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1.510051">
                <text:p>1.510051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1.55672">
                <text:p>1.55672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1.604834">
                <text:p>1.604834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1.65051">
                <text:p>1.65051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1.693904">
                <text:p>1.693904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1.737483">
                <text:p>1.737483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1.780934">
                <text:p>1.78093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1.82395">
                <text:p>1.8239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80784">
                <text:p>1.8078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743432">
                <text:p>1.74343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67865">
                <text:p>1.6786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614512">
                <text:p>1.61451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552">
                <text:p>1.5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512271">
                <text:p>1.51227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489908">
                <text:p>1.48990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468012">
                <text:p>1.46801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446615">
                <text:p>1.4466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425746">
                <text:p>1.42574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402028">
                <text:p>1.40202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376457">
                <text:p>1.37645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351897">
                <text:p>1.35189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328366">
                <text:p>1.32836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305871">
                <text:p>1.30587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263943">
                <text:p>1.26394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21161">
                <text:p>1.2116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165849">
                <text:p>1.16584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124828">
                <text:p>1.12482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085814">
                <text:p>1.08581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060363">
                <text:p>1.0603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045978">
                <text:p>1.0459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030725">
                <text:p>1.0307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01432">
                <text:p>1.0143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9964411">
                <text:p>0.99644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9782674">
                <text:p>0.97826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9594267">
                <text:p>0.95942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9384546">
                <text:p>0.938454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9150374">
                <text:p>0.91503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8888522">
                <text:p>0.88885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886093">
                <text:p>0.8860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9030721">
                <text:p>0.903072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9189016">
                <text:p>0.918901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9336616">
                <text:p>0.933661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9474324">
                <text:p>0.947432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9698052">
                <text:p>0.96980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9963872">
                <text:p>0.9963872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1.019553">
                <text:p>1.019553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1.040144">
                <text:p>1.040144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1.058879">
                <text:p>1.058879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1.088454">
                <text:p>1.08845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1.127165">
                <text:p>1.127165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1.168357">
                <text:p>1.168357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1.214582">
                <text:p>1.214582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267572">
                <text:p>1.267572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281345">
                <text:p>1.281345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259841">
                <text:p>1.259841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239442">
                <text:p>1.239442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1.220096">
                <text:p>1.220096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1.201747">
                <text:p>1.20174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1.234938">
                <text:p>1.23493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1.3226">
                <text:p>1.3226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1.428727">
                <text:p>1.428727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1.551455">
                <text:p>1.55145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1.685108">
                <text:p>1.685108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1.752591">
                <text:p>1.75259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1.764222">
                <text:p>1.764222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1.775832">
                <text:p>1.775832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1.787412">
                <text:p>1.78741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1.798959">
                <text:p>1.798959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1.811475">
                <text:p>1.81147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1.824747">
                <text:p>1.824747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1.837947">
                <text:p>1.83794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1.851068">
                <text:p>1.85106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1.864101">
                <text:p>1.8641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1.871444">
                <text:p>1.871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1.874243">
                <text:p>1.87424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1.877038">
                <text:p>1.87703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1.879828">
                <text:p>1.87982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1.882613">
                <text:p>1.88261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1.996658">
                <text:p>1.99665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2.164421">
                <text:p>2.16442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2.280782">
                <text:p>2.2807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2.354508">
                <text:p>2.3545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2.399394">
                <text:p>2.39939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2.404627">
                <text:p>2.40462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2.38543">
                <text:p>2.3854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2.360562">
                <text:p>2.36056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2.328245">
                <text:p>2.32824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2.28648">
                <text:p>2.286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2.236855">
                <text:p>2.23685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2.179136">
                <text:p>2.1791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2.110125">
                <text:p>2.11012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2.029752">
                <text:p>2.02975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1.939022">
                <text:p>1.93902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1.860071">
                <text:p>1.86007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.794004">
                <text:p>1.79400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1.726672">
                <text:p>1.72667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1.659222">
                <text:p>1.65922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1.592803">
                <text:p>1.59280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1.634551">
                <text:p>1.63455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1.765799">
                <text:p>1.76579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1.894137">
                <text:p>1.89413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2.011945">
                <text:p>2.01194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2.113987">
                <text:p>2.11398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2.21716">
                <text:p>2.2171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2.303692">
                <text:p>2.30369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2.361151">
                <text:p>2.36115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2.398405">
                <text:p>2.39840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2.422851">
                <text:p>2.42285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2.437974">
                <text:p>2.43797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2.449195">
                <text:p>2.44919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2.459894">
                <text:p>2.45989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2.471096">
                <text:p>2.47109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2.483753">
                <text:p>2.48375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2.481132">
                <text:p>2.48113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2.466909">
                <text:p>2.46690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2.454">
                <text:p>2.45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2.440763">
                <text:p>2.44076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2.425249">
                <text:p>2.42524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2.421529">
                <text:p>2.42152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2.429036">
                <text:p>2.4290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2.435742">
                <text:p>2.43574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2.441852">
                <text:p>2.4418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2.447548">
                <text:p>2.44754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2.479116">
                <text:p>2.47911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2.584871">
                <text:p>2.584871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2.868979">
                <text:p>2.86897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3.401871">
                <text:p>3.401871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3.924928">
                <text:p>3.92492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4.099059">
                <text:p>4.09905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4.135613">
                <text:p>4.13561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4.166979">
                <text:p>4.16697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4.193723">
                <text:p>4.19372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4.216399">
                <text:p>4.21639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4.296247">
                <text:p>4.29624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4.326703">
                <text:p>4.32670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4.3306">
                <text:p>4.3306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4.331091">
                <text:p>4.331091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4.331153">
                <text:p>4.33115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4.331157">
                <text:p>4.331157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4.331151">
                <text:p>4.33115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4.331139">
                <text:p>4.33113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4.331114">
                <text:p>4.33111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4.331063">
                <text:p>4.33106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4.330803">
                <text:p>4.33080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4.32914">
                <text:p>4.329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4.319811">
                <text:p>4.31981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4.268856">
                <text:p>4.26885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4.026298">
                <text:p>4.02629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3.751021">
                <text:p>3.75102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3.705555">
                <text:p>3.70555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3.658363">
                <text:p>3.65836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3.60964">
                <text:p>3.6096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3.559623">
                <text:p>3.5596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3.618823">
                <text:p>3.61882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3.757142">
                <text:p>3.75714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3.878923">
                <text:p>3.87892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3.981728">
                <text:p>3.98172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4.06548">
                <text:p>4.0654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4.078489">
                <text:p>4.07848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4.041654">
                <text:p>4.04165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4.000534">
                <text:p>4.00053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3.954945">
                <text:p>3.95494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3.904792">
                <text:p>3.90479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3.703089">
                <text:p>3.70308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3.319167">
                <text:p>3.31916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2.956258">
                <text:p>2.956258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2.704172">
                <text:p>2.704172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2.563616">
                <text:p>2.56361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.508981">
                <text:p>2.508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.484774">
                <text:p>2.48477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466207">
                <text:p>2.46620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450351">
                <text:p>2.4503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434344">
                <text:p>2.43434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.43906">
                <text:p>2.4390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.459557">
                <text:p>2.45955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.482556">
                <text:p>2.482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.514582">
                <text:p>2.514582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.563168">
                <text:p>2.56316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2.592334">
                <text:p>2.59233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2.591832">
                <text:p>2.59183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2.591331">
                <text:p>2.59133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2.590832">
                <text:p>2.59083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.590334">
                <text:p>2.59033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.604863">
                <text:p>2.60486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.634818">
                <text:p>2.63481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2.669445">
                <text:p>2.66944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2.709218">
                <text:p>2.70921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2.754568">
                <text:p>2.75456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2.808738">
                <text:p>2.80873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2.872339">
                <text:p>2.87233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2.943305">
                <text:p>2.94330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3.021293">
                <text:p>3.02129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3.105591">
                <text:p>3.10559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3.119731">
                <text:p>3.11973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3.075091">
                <text:p>3.07509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3.031959">
                <text:p>3.03195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2.990482">
                <text:p>2.99048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2.950767">
                <text:p>2.95076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2.867533">
                <text:p>2.86753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2.764641">
                <text:p>2.76464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2.682412">
                <text:p>2.68241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2.618574">
                <text:p>2.61857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2.570056">
                <text:p>2.57005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2.534751">
                <text:p>2.53475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2.508725">
                <text:p>2.50872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2.488685">
                <text:p>2.48868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.472786">
                <text:p>2.47278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2.459392">
                <text:p>2.45939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2.455408">
                <text:p>2.45540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2.458311">
                <text:p>2.45831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2.461245">
                <text:p>2.46124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2.464229">
                <text:p>2.46422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.467284">
                <text:p>2.46728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.478417">
                <text:p>2.4784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.500096">
                <text:p>2.5000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.529728">
                <text:p>2.52972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.571065">
                <text:p>2.57106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.628547">
                <text:p>2.628547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2.681025">
                <text:p>2.68102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2.721748">
                <text:p>2.72174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2.767974">
                <text:p>2.76797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2.81999">
                <text:p>2.8199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2.877957">
                <text:p>2.877957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2.835079">
                <text:p>2.83507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2.728081">
                <text:p>2.72808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2.646031">
                <text:p>2.64603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2.585083">
                <text:p>2.585083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2.540737">
                <text:p>2.540737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.508941">
                <text:p>2.50894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.485691">
                <text:p>2.48569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.467689">
                <text:p>2.46768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.452229">
                <text:p>2.45222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.436594">
                <text:p>2.43659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.422655">
                <text:p>2.42265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.409744">
                <text:p>2.4097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.393578">
                <text:p>2.39357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.373005">
                <text:p>2.373005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.346649">
                <text:p>2.34664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.305784">
                <text:p>2.30578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.243621">
                <text:p>2.243621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.160645">
                <text:p>2.160645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.054744">
                <text:p>2.05474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1.92725">
                <text:p>1.9272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1.81653">
                <text:p>1.8165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1.727451">
                <text:p>1.727451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1.638145">
                <text:p>1.63814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1.551259">
                <text:p>1.55125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1.469144">
                <text:p>1.46914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1.398909">
                <text:p>1.398909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1.339086">
                <text:p>1.33908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1.285278">
                <text:p>1.285278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1.237383">
                <text:p>1.23738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1.194925">
                <text:p>1.19492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1.184203">
                <text:p>1.184203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1.196632">
                <text:p>1.19663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1.209521">
                <text:p>1.20952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1.2229">
                <text:p>1.22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1.236795">
                <text:p>1.23679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1.223417">
                <text:p>1.22341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1.190223">
                <text:p>1.19022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1.159821">
                <text:p>1.15982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1.131527">
                <text:p>1.13152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1.104446">
                <text:p>1.10444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1.078465">
                <text:p>1.07846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1.051953">
                <text:p>1.05195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1.0224">
                <text:p>1.022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9877078">
                <text:p>0.98770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9452782">
                <text:p>0.94527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9197854">
                <text:p>0.919785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9137916">
                <text:p>0.913791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9076341">
                <text:p>0.90763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9013083">
                <text:p>0.901308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8948096">
                <text:p>0.89480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9308167">
                <text:p>0.93081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98709">
                <text:p>0.9870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1.030555">
                <text:p>1.03055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1.066505">
                <text:p>1.06650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1.098939">
                <text:p>1.09893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1.109322">
                <text:p>1.10932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1.102544">
                <text:p>1.102544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1.095785">
                <text:p>1.09578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1.089026">
                <text:p>1.089026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1.082243">
                <text:p>1.082243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1.077727">
                <text:p>1.077727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1.075058">
                <text:p>1.075058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1.072379">
                <text:p>1.072379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1.069688">
                <text:p>1.069688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1.066985">
                <text:p>1.06698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1.079921">
                <text:p>1.079921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1.104893">
                <text:p>1.10489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1.130067">
                <text:p>1.130067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1.156364">
                <text:p>1.15636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1.184509">
                <text:p>1.184509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1.194834">
                <text:p>1.194834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1.18948">
                <text:p>1.18948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1.184209">
                <text:p>1.184209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1.179018">
                <text:p>1.17901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1.173904">
                <text:p>1.173904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1.160459">
                <text:p>1.160459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1.141015">
                <text:p>1.141015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1.122335">
                <text:p>1.122335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1.104105">
                <text:p>1.104105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1.08595">
                <text:p>1.0859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1.062724">
                <text:p>1.062724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1.032976">
                <text:p>1.032976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997714">
                <text:p>0.99771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9537273">
                <text:p>0.9537273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8971009">
                <text:p>0.8971009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8730123">
                <text:p>0.8730123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8842347">
                <text:p>0.8842347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8949664">
                <text:p>0.8949664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9052265">
                <text:p>0.9052265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9150348">
                <text:p>0.9150348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9148308">
                <text:p>0.914830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90657">
                <text:p>0.9065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8980064">
                <text:p>0.8980064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8891287">
                <text:p>0.8891287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8799257">
                <text:p>0.8799257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8460209">
                <text:p>0.8460209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78351">
                <text:p>0.78351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7085523">
                <text:p>0.7085523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6206304">
                <text:p>0.6206304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5203313">
                <text:p>0.5203313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462617">
                <text:p>0.462617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4455622">
                <text:p>0.4455622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4283173">
                <text:p>0.4283173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4108945">
                <text:p>0.410894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393306">
                <text:p>0.393306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4024813">
                <text:p>0.4024813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432911">
                <text:p>0.432911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4627228">
                <text:p>0.462722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4918652">
                <text:p>0.491865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520289">
                <text:p>0.520289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568944">
                <text:p>0.568944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6306944">
                <text:p>0.6306944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6873782">
                <text:p>0.6873782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7388067">
                <text:p>0.7388067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7849954">
                <text:p>0.7849954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8179373">
                <text:p>0.8179373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8417426">
                <text:p>0.8417426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8637917">
                <text:p>0.86379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8841836">
                <text:p>0.8841836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903024">
                <text:p>0.903024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9594249">
                <text:p>0.9594249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1.025356">
                <text:p>1.02535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1.075808">
                <text:p>1.075808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1.121296">
                <text:p>1.121296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1.168635">
                <text:p>1.168635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1.190701">
                <text:p>1.190701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1.189093">
                <text:p>1.189093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1.187496">
                <text:p>1.187496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1.18591">
                <text:p>1.185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1.184334">
                <text:p>1.18433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1.187165">
                <text:p>1.187165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1.193642">
                <text:p>1.193642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1.200241">
                <text:p>1.200241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1.206967">
                <text:p>1.20696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1.213824">
                <text:p>1.213824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1.235835">
                <text:p>1.2358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1.272635">
                <text:p>1.272635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1.31302">
                <text:p>1.3130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1.357101">
                <text:p>1.357101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1.404846">
                <text:p>1.404846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1.543293">
                <text:p>1.5432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1.774215">
                <text:p>1.774215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1.994752">
                <text:p>1.994752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2.16904">
                <text:p>2.16904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2.287533">
                <text:p>2.28753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.31856">
                <text:p>2.31856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.306574">
                <text:p>2.306574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2.293691">
                <text:p>2.293691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2.279858">
                <text:p>2.279858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2.265023">
                <text:p>2.26502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2.285141">
                <text:p>2.28514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2.325877">
                <text:p>2.325877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2.357647">
                <text:p>2.357647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2.382277">
                <text:p>2.382277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2.401404">
                <text:p>2.40140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2.423845">
                <text:p>2.42384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.445167">
                <text:p>2.4451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.46367">
                <text:p>2.463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.48428">
                <text:p>2.4842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.511446">
                <text:p>2.51144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.538558">
                <text:p>2.53855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.563045">
                <text:p>2.56304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.592813">
                <text:p>2.59281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.628831">
                <text:p>2.62883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.672103">
                <text:p>2.67210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.710715">
                <text:p>2.71071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.743164">
                <text:p>2.74316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2.778692">
                <text:p>2.77869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.817397">
                <text:p>2.81739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.859336">
                <text:p>2.85933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3.179179">
                <text:p>3.17917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3.791196">
                <text:p>3.79119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4.155493">
                <text:p>4.15549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4.282816">
                <text:p>4.28281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4.318536">
                <text:p>4.31853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4.328947">
                <text:p>4.32894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4.330878">
                <text:p>4.33087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4.331126">
                <text:p>4.33112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4.331157">
                <text:p>4.331157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4.331161">
                <text:p>4.33116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4.331162">
                <text:p>4.33116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4.331162">
                <text:p>4.33116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4.331162">
                <text:p>4.33116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4.331162">
                <text:p>4.33116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4.331162">
                <text:p>4.33116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4.331162">
                <text:p>4.33116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4.331162">
                <text:p>4.33116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4.331162">
                <text:p>4.33116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4.331162">
                <text:p>4.33116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4.331162">
                <text:p>4.33116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4.331162">
                <text:p>4.33116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4.331162">
                <text:p>4.33116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4.331162">
                <text:p>4.33116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4.331162">
                <text:p>4.331162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4.33116">
                <text:p>4.3311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4.331157">
                <text:p>4.331157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4.331155">
                <text:p>4.33115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4.331154">
                <text:p>4.331154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4.331152">
                <text:p>4.331152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4.33115">
                <text:p>4.3311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4.331159">
                <text:p>4.331159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4.331162">
                <text:p>4.33116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4.331162">
                <text:p>4.33116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4.331162">
                <text:p>4.33116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4.331162">
                <text:p>4.33116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4.331162">
                <text:p>4.33116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4.331162">
                <text:p>4.33116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4.331162">
                <text:p>4.331162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4.331162">
                <text:p>4.331162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4.331162">
                <text:p>4.331162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4.331162">
                <text:p>4.331162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4.331162">
                <text:p>4.33116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4.331161">
                <text:p>4.331161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4.33116">
                <text:p>4.33116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4.331155">
                <text:p>4.331155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4.331151">
                <text:p>4.3311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4.331152">
                <text:p>4.33115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4.331153">
                <text:p>4.331153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4.331154">
                <text:p>4.331154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4.331155">
                <text:p>4.331155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4.331149">
                <text:p>4.331149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4.33112">
                <text:p>4.3311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4.331017">
                <text:p>4.33101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4.330668">
                <text:p>4.330668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4.329474">
                <text:p>4.329474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4.326661">
                <text:p>4.326661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4.321341">
                <text:p>4.321341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4.309809">
                <text:p>4.3098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4.285063">
                <text:p>4.285063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4.233148">
                <text:p>4.23314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4.201002">
                <text:p>4.20100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4.211125">
                <text:p>4.211125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4.220511">
                <text:p>4.22051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4.229204">
                <text:p>4.22920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4.237251">
                <text:p>4.23725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4.228804">
                <text:p>4.22880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4.203618">
                <text:p>4.20361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4.172784">
                <text:p>4.17278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4.135324">
                <text:p>4.135324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4.090238">
                <text:p>4.090238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4.033555">
                <text:p>4.033555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3.963603">
                <text:p>3.96360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3.881852">
                <text:p>3.88185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3.788399">
                <text:p>3.78839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3.684238">
                <text:p>3.684238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3.772961">
                <text:p>3.772961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3.977117">
                <text:p>3.97711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4.118529">
                <text:p>4.118529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4.207991">
                <text:p>4.207991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4.261379">
                <text:p>4.26137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4.287069">
                <text:p>4.28706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4.300552">
                <text:p>4.30055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4.30996">
                <text:p>4.3099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4.3165">
                <text:p>4.316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4.321033">
                <text:p>4.32103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4.315994">
                <text:p>4.315994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4.289064">
                <text:p>4.289064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4.217232">
                <text:p>4.217232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4.042014">
                <text:p>4.04201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3.694018">
                <text:p>3.69401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3.245796">
                <text:p>3.24579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2.869734">
                <text:p>2.869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2.637221">
                <text:p>2.63722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2.522017">
                <text:p>2.52201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2.467274">
                <text:p>2.467274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2.45141">
                <text:p>2.4514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2.452935">
                <text:p>2.45293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2.454436">
                <text:p>2.45443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2.455917">
                <text:p>2.45591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2.457381">
                <text:p>2.45738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2.45923">
                <text:p>2.4592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.461409">
                <text:p>2.46140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2.463606">
                <text:p>2.46360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2.465829">
                <text:p>2.46582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2.468086">
                <text:p>2.46808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2.460244">
                <text:p>2.46024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2.444046">
                <text:p>2.44404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2.424242">
                <text:p>2.42424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2.39532">
                <text:p>2.3953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2.34907">
                <text:p>2.349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2.305925">
                <text:p>2.30592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2.277447">
                <text:p>2.27744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2.244378">
                <text:p>2.24437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2.206272">
                <text:p>2.206272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2.162778">
                <text:p>2.162778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2.175147">
                <text:p>2.17514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2.228611">
                <text:p>2.22861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2.273262">
                <text:p>2.27326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2.310017">
                <text:p>2.31001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2.339946">
                <text:p>2.339946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2.349838">
                <text:p>2.34983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2.346963">
                <text:p>2.34696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2.344019">
                <text:p>2.34401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2.341004">
                <text:p>2.34100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2.337915">
                <text:p>2.33791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2.331452">
                <text:p>2.33145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2.321805">
                <text:p>2.32180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2.311482">
                <text:p>2.31148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2.300443">
                <text:p>2.300443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2.288652">
                <text:p>2.28865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2.268224">
                <text:p>2.26822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2.238404">
                <text:p>2.238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2.204637">
                <text:p>2.20463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2.166698">
                <text:p>2.16669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2.124445">
                <text:p>2.12444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2.071958">
                <text:p>2.07195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2.008963">
                <text:p>2.00896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.940362">
                <text:p>1.94036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.867155">
                <text:p>1.86715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.790699">
                <text:p>1.79069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.682165">
                <text:p>1.68216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.551777">
                <text:p>1.5517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.431779">
                <text:p>1.43177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.327506">
                <text:p>1.32750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1.240793">
                <text:p>1.24079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1.230993">
                <text:p>1.23099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1.27774">
                <text:p>1.2777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1.330254">
                <text:p>1.33025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.388696">
                <text:p>1.38869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.452838">
                <text:p>1.45283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.522675">
                <text:p>1.52267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1.597149">
                <text:p>1.597149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1.67435">
                <text:p>1.6743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.752584">
                <text:p>1.75258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830058">
                <text:p>1.83005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845096">
                <text:p>1.84509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81058">
                <text:p>1.8105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775642">
                <text:p>1.77564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740444">
                <text:p>1.740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.705148">
                <text:p>1.705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.678412">
                <text:p>1.67841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658618">
                <text:p>1.6586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638913">
                <text:p>1.63891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.619328">
                <text:p>1.61932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.599888">
                <text:p>1.59988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.600637">
                <text:p>1.6006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.617682">
                <text:p>1.6176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.634844">
                <text:p>1.6348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.652102">
                <text:p>1.65210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1.669436">
                <text:p>1.66943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1.612873">
                <text:p>1.61287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.501414">
                <text:p>1.50141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.400057">
                <text:p>1.40005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.311652">
                <text:p>1.3116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.236882">
                <text:p>1.2368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1.190593">
                <text:p>1.190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1.161793">
                <text:p>1.1617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1.135029">
                <text:p>1.13502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1.10964">
                <text:p>1.1096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1.084794">
                <text:p>1.08479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1.076818">
                <text:p>1.0768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1.082573">
                <text:p>1.08257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1.088281">
                <text:p>1.0882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1.093955">
                <text:p>1.0939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1.09961">
                <text:p>1.0996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1.113149">
                <text:p>1.11314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1.133411">
                <text:p>1.1334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1.154499">
                <text:p>1.15449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1.176772">
                <text:p>1.176772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1.200531">
                <text:p>1.200531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1.22603">
                <text:p>1.22603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1.253476">
                <text:p>1.25347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1.283004">
                <text:p>1.2830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1.314709">
                <text:p>1.314709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1.348633">
                <text:p>1.348633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1.361941">
                <text:p>1.361941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.357339">
                <text:p>1.35733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.352774">
                <text:p>1.35277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.348245">
                <text:p>1.34824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.343753">
                <text:p>1.343753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.317643">
                <text:p>1.317643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.276915">
                <text:p>1.27691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.239768">
                <text:p>1.239768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.205962">
                <text:p>1.205962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1.175126">
                <text:p>1.175126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1.168738">
                <text:p>1.168738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1.1809">
                <text:p>1.180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1.193498">
                <text:p>1.19349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1.20657">
                <text:p>1.20657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1.220148">
                <text:p>1.220148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1.226455">
                <text:p>1.22645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1.226583">
                <text:p>1.22658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1.22671">
                <text:p>1.22671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1.226838">
                <text:p>1.226838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1.226965">
                <text:p>1.226965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1.22959">
                <text:p>1.22959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1.234277">
                <text:p>1.234277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1.239025">
                <text:p>1.23902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1.243835">
                <text:p>1.243835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1.248706">
                <text:p>1.24870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1.25582">
                <text:p>1.25582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1.264865">
                <text:p>1.264865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1.27412">
                <text:p>1.27412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1.283585">
                <text:p>1.2835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1.293262">
                <text:p>1.293262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1.331776">
                <text:p>1.33177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1.399538">
                <text:p>1.39953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1.474721">
                <text:p>1.474721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1.556208">
                <text:p>1.556208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.642225">
                <text:p>1.642225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712414">
                <text:p>1.71241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.768235">
                <text:p>1.76823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.823488">
                <text:p>1.82348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877544">
                <text:p>1.877544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1.929828">
                <text:p>1.929828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2.146516">
                <text:p>2.146516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2.347546">
                <text:p>2.347546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2.42837">
                <text:p>2.4283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2.473648">
                <text:p>2.473648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2.532214">
                <text:p>2.53221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2.579112">
                <text:p>2.579112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2.590499">
                <text:p>2.590499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2.602657">
                <text:p>2.60265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2.615642">
                <text:p>2.61564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2.629502">
                <text:p>2.62950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2.62924">
                <text:p>2.6292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2.617561">
                <text:p>2.61756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2.606525">
                <text:p>2.6065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2.596101">
                <text:p>2.59610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2.586268">
                <text:p>2.58626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2.567912">
                <text:p>2.56791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2.545497">
                <text:p>2.54549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2.526623">
                <text:p>2.52662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.510717">
                <text:p>2.51071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.497258">
                <text:p>2.49725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.479071">
                <text:p>2.47907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459386">
                <text:p>2.45938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440196">
                <text:p>2.44019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415667">
                <text:p>2.41566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37729">
                <text:p>2.37729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335088">
                <text:p>2.33508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296835">
                <text:p>2.296835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248188">
                <text:p>2.24818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187408">
                <text:p>2.18740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.11329">
                <text:p>2.113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.025911">
                <text:p>2.02591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1.926539">
                <text:p>1.92653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1.817986">
                <text:p>1.81798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1.704786">
                <text:p>1.704786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1.592307">
                <text:p>1.59230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1.50927">
                <text:p>1.50927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1.449633">
                <text:p>1.449633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1.393861">
                <text:p>1.393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1.342377">
                <text:p>1.34237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295375">
                <text:p>1.29537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254302">
                <text:p>1.25430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2182">
                <text:p>1.218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185388">
                <text:p>1.18538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155352">
                <text:p>1.15535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127408">
                <text:p>1.12740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09995">
                <text:p>1.0999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07153">
                <text:p>1.0715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1.040668">
                <text:p>1.04066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1.004698">
                <text:p>1.00469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9601312">
                <text:p>0.96013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9335304">
                <text:p>0.933530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9283804">
                <text:p>0.928380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9231111">
                <text:p>0.923111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917719">
                <text:p>0.91771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9122008">
                <text:p>0.912200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9317677">
                <text:p>0.931767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9665694">
                <text:p>0.966569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9959866">
                <text:p>0.995986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1.021281">
                <text:p>1.0212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1.043553">
                <text:p>1.04355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1.063396">
                <text:p>1.0633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1.081811">
                <text:p>1.081811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1.099682">
                <text:p>1.099682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1.117466">
                <text:p>1.117466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1.135545">
                <text:p>1.13554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1.152983">
                <text:p>1.152983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1.170151">
                <text:p>1.170151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1.188182">
                <text:p>1.18818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1.207201">
                <text:p>1.20720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1.227311">
                <text:p>1.227311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1.255954">
                <text:p>1.255954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1.29337">
                <text:p>1.29337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1.33421">
                <text:p>1.33421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1.378508">
                <text:p>1.378508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1.426171">
                <text:p>1.42617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1.47405">
                <text:p>1.47405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1.521958">
                <text:p>1.521958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1.571774">
                <text:p>1.571774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.623074">
                <text:p>1.623074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.675368">
                <text:p>1.675368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.635286">
                <text:p>1.63528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.524135">
                <text:p>1.52413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.421933">
                <text:p>1.421933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.331831">
                <text:p>1.331831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1.254962">
                <text:p>1.254962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1.203054">
                <text:p>1.203054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1.166914">
                <text:p>1.16691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1.133938">
                <text:p>1.13393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1.102901">
                <text:p>1.102901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1.072185">
                <text:p>1.07218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1.05398">
                <text:p>1.05398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1.046506">
                <text:p>1.0465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1.038781">
                <text:p>1.038781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1.030765">
                <text:p>1.030765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1.022413">
                <text:p>1.022413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1.003313">
                <text:p>1.003313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9716346">
                <text:p>0.971634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9331015">
                <text:p>0.9331015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8856946">
                <text:p>0.8856946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8273247">
                <text:p>0.8273247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8134687">
                <text:p>0.8134687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8410047">
                <text:p>0.841004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8662449">
                <text:p>0.8662449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8893369">
                <text:p>0.8893369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9104397">
                <text:p>0.9104397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9129109">
                <text:p>0.9129109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9009559">
                <text:p>0.9009559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8883721">
                <text:p>0.8883721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8751276">
                <text:p>0.875127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8611912">
                <text:p>0.8611912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8277387">
                <text:p>0.8277387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7723964">
                <text:p>0.77239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7080606">
                <text:p>0.7080606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6344697">
                <text:p>0.6344697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5519436">
                <text:p>0.5519436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5322289">
                <text:p>0.532228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5670367">
                <text:p>0.5670367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6005102">
                <text:p>0.6005102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6325828">
                <text:p>0.6325828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6632044">
                <text:p>0.663204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6808078">
                <text:p>0.680807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6886757">
                <text:p>0.6886757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6964284">
                <text:p>0.6964284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7040658">
                <text:p>0.7040658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7115881">
                <text:p>0.711588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7057909">
                <text:p>0.7057909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6888891">
                <text:p>0.688889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6714495">
                <text:p>0.671449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6534759">
                <text:p>0.6534759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6349738">
                <text:p>0.6349738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6205713">
                <text:p>0.620571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6096551">
                <text:p>0.6096551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5985756">
                <text:p>0.5985756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587335">
                <text:p>0.587335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5759359">
                <text:p>0.5759359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6004577">
                <text:p>0.6004577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6512882">
                <text:p>0.6512882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6983769">
                <text:p>0.6983769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7416425">
                <text:p>0.7416425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7811093">
                <text:p>0.7811093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8009765">
                <text:p>0.8009765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8071034">
                <text:p>0.8071034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8131203">
                <text:p>0.8131203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8190283">
                <text:p>0.81902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8248285">
                <text:p>0.8248285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8169726">
                <text:p>0.8169726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7972885">
                <text:p>0.7972885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7764616">
                <text:p>0.7764616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7544628">
                <text:p>0.754462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7312705">
                <text:p>0.7312705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7293792">
                <text:p>0.729379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7449766">
                <text:p>0.7449766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7600449">
                <text:p>0.7600449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7745891">
                <text:p>0.7745891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788616">
                <text:p>0.788616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7874946">
                <text:p>0.7874946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7740787">
                <text:p>0.7740787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7601899">
                <text:p>0.7601899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7458227">
                <text:p>0.7458227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7309724">
                <text:p>0.7309724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7245834">
                <text:p>0.7245834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7253081">
                <text:p>0.7253081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0.7260317">
                <text:p>0.7260317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0.7267541">
                <text:p>0.7267541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0.7274752">
                <text:p>0.727475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0.7160104">
                <text:p>0.71601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0.6939718">
                <text:p>0.6939718</text:p>
              </table:table-cell>
              <table:table-cell office:value-type="float" office:value="0.359">
                <text:p>0.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